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21400000255AA17FA7D.wmf"/>
  <manifest:file-entry manifest:media-type="" manifest:full-path="Pictures/2000000D00000214000002551678E1A5.wmf"/>
  <manifest:file-entry manifest:media-type="" manifest:full-path="Pictures/200000100000021400000255FABCF1D5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9.456cm"/>
    </style:style>
    <style:style style:name="co3" style:family="table-column">
      <style:table-column-properties fo:break-before="auto" style:column-width="1.80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17.621cm"/>
    </style:style>
    <style:style style:name="co7" style:family="table-column">
      <style:table-column-properties fo:break-before="auto" style:column-width="4.172cm"/>
    </style:style>
    <style:style style:name="co8" style:family="table-column">
      <style:table-column-properties fo:break-before="auto" style:column-width="4.299cm"/>
    </style:style>
    <style:style style:name="co9" style:family="table-column">
      <style:table-column-properties fo:break-before="auto" style:column-width="8.811cm"/>
    </style:style>
    <style:style style:name="co10" style:family="table-column">
      <style:table-column-properties fo:break-before="auto" style:column-width="5.175cm"/>
    </style:style>
    <style:style style:name="co11" style:family="table-column">
      <style:table-column-properties fo:break-before="auto" style:column-width="7.96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page" style:use-optimal-row-height="true"/>
    </style:style>
    <style:style style:name="ro4" style:family="table-row">
      <style:table-row-properties style:row-height="0.512cm" fo:break-before="auto" style:use-optimal-row-height="false"/>
    </style:style>
    <style:style style:name="ro5" style:family="table-row">
      <style:table-row-properties style:row-height="3.969cm" fo:break-before="auto" style:use-optimal-row-height="false"/>
    </style:style>
    <style:style style:name="ta1" style:family="table" style:master-page-name="PageStyle_5f_Genesys">
      <style:table-properties table:display="true" style:writing-mode="lr-tb"/>
    </style:style>
    <style:style style:name="ta2" style:family="table" style:master-page-name="PageStyle_5f_G3_20_GUI">
      <style:table-properties table:display="true" style:writing-mode="lr-tb"/>
    </style:style>
    <style:style style:name="ta3" style:family="table" style:master-page-name="PageStyle_5f_Circulation_20_Adjustments_20_">
      <style:table-properties table:display="true" style:writing-mode="lr-tb"/>
    </style:style>
    <style:style style:name="ta4" style:family="table" style:master-page-name="PageStyle_5f_ASAT">
      <style:table-properties table:display="true" style:writing-mode="lr-tb"/>
    </style:style>
    <style:style style:name="ta5" style:family="table" style:master-page-name="PageStyle_5f_LINKS">
      <style:table-properties table:display="true" style:writing-mode="lr-tb"/>
    </style:style>
    <style:style style:name="ta6" style:family="table" style:master-page-name="PageStyle_5f_Assignment_20_Groups_20__28__20_Existing_20__29_">
      <style:table-properties table:display="true" style:writing-mode="lr-tb"/>
    </style:style>
    <style:style style:name="ce1" style:family="table-cell" style:parent-style-name="Excel_20_Built-in_20_60_25__20_-_20_Accent4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Excel_20_Built-in_20_60_25__20_-_20_Accent4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9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ffff00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2" style:family="table-cell" style:parent-style-name="Excel_20_Built-in_20_40_25__20_-_20_Accent2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fo:border="0.035cm solid #000000" style:rotation-align="none"/>
      <style:text-properties fo:font-weight="bold" style:font-weight-asian="bold" style:font-weight-complex="bold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5" style:family="table-cell" style:parent-style-name="Excel_20_Built-in_20_Normal">
      <style:text-properties fo:font-weight="bold" style:font-weight-asian="bold" style:font-weight-complex="bold"/>
    </style:style>
    <style:style style:name="ce1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>
      <style:table-cell-properties fo:background-color="#92d050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088cm solid #000000" style:rotation-align="none"/>
    </style:style>
    <style:style style:name="ce23" style:family="table-cell" style:parent-style-name="Excel_20_Built-in_20_Normal">
      <style:table-cell-properties fo:background-color="#ffffff"/>
    </style:style>
    <style:style style:name="ce24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5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27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28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9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31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32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8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40" style:family="table-cell" style:parent-style-name="Excel_20_Built-in_20_Hyperlink" style:data-style-name="N8000">
      <style:table-cell-properties fo:background-color="#ffff0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4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4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</style:style>
    <style:style style:name="ce4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5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start" fo:margin-left="0cm" style:writing-mode="page"/>
    </style:style>
    <style:style style:name="ce5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5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gr1" style:family="graphic">
      <style:graphic-properties draw:stroke="none" svg:stroke-width="0cm" draw:fill="none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4" style:family="text">
      <style:text-properties fo:color="#000000" style:text-outline="false" style:text-line-through-style="none" style:text-position="0% 100%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enesys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Excel_20_Built-in_20_Normal"/>
        <table:table-column table:style-name="co3" table:default-cell-style-name="ce6"/>
        <table:table-column table:style-name="co4" table:default-cell-style-name="Excel_20_Built-in_20_Normal"/>
        <table:table-column table:style-name="co5" table:default-cell-style-name="Excel_20_Built-in_20_Normal"/>
        <table:table-column table:style-name="co4" table:number-columns-repeated="1019" table:default-cell-style-name="Excel_20_Built-in_20_Normal"/>
        <table:table-row table:style-name="ro1">
          <table:table-cell table:style-name="ce1" office:value-type="string">
            <text:p>LPAR</text:p>
          </table:table-cell>
          <table:table-cell table:style-name="ce7" office:value-type="string">
            <text:p>Production environment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RGUS</text:p>
          </table:table-cell>
          <table:table-cell table:style-name="ce8" office:value-type="string">
            <text:p>PROD SFA-Sioux Falls Production Environment <text:s/>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SBURY</text:p>
          </table:table-cell>
          <table:table-cell table:style-name="ce8" office:value-type="string">
            <text:p>PROD ASB-Asbury Park Press/HN/CN/DR-Prod <text:s/>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1" table:number-rows-spanned="4">
            <text:p>BINGHMTN</text:p>
          </table:table-cell>
          <table:table-cell table:style-name="ce8" office:value-type="string">
            <text:p>BURP 2UR-Burlington Production Env.-Prod 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8" office:value-type="string">
            <text:p>PROD BGM-Central NY BIE Environment-Prod <text:s text:c="3"/>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8" office:value-type="string">
            <text:p>SALP SBY-Salisbury Circ Production Env.-Prod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8" office:value-type="string">
            <text:p><text:s/>WILP WIL-Wilmington/Salisbury Adv Env.-Prod <text:s/>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INCY</text:p>
          </table:table-cell>
          <table:table-cell table:style-name="ce8" office:value-type="string">
            <text:p>PROD CIN-Production Environment (G3.2.3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LARION</text:p>
          </table:table-cell>
          <table:table-cell table:style-name="ce8" office:value-type="string">
            <text:p>PROD TCL-Jackson Production Env. (G3.2.35)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1" table:number-rows-spanned="2">
            <text:p>DESMOINE</text:p>
          </table:table-cell>
          <table:table-cell table:style-name="ce8" office:value-type="string">
            <text:p>IPRD IOW-Iowa City Production Environment 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8" office:value-type="string">
            <text:p>PROD DES-Des Moines Production Environment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1" table:number-rows-spanned="3">
            <text:p><text:s/>FREEHLD</text:p>
          </table:table-cell>
          <table:table-cell table:style-name="ce8" office:value-type="string">
            <text:p>MDRP MOR-Daily Record Environment-Prod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8" office:value-type="string">
            <text:p>NJMP BER-Bergen North Jersey Media Group-Prod 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8" office:value-type="string">
            <text:p>PROD BRI-Bridgewater Courier News-Pro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FTCOLLCO</text:p>
          </table:table-cell>
          <table:table-cell table:style-name="ce8" office:value-type="string">
            <text:p>PROD FTC-FT Collins Production Environmen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TMYERS</text:p>
          </table:table-cell>
          <table:table-cell table:style-name="ce8" office:value-type="string">
            <text:p>PROD FNP-G3 Production Environment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AZETTE</text:p>
          </table:table-cell>
          <table:table-cell table:style-name="ce8" office:value-type="string">
            <text:p>PROD GPG-WIS Production Environment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1" table:number-rows-spanned="3">
            <text:p>GNP</text:p>
          </table:table-cell>
          <table:table-cell table:style-name="ce8" office:value-type="string">
            <text:p><text:s/>ASHP ASH-Asheville Production Circulation <text:s/>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8" office:value-type="string">
            <text:p><text:s/>KNXP KNS-Knoxville Production Circulation <text:s/>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8" office:value-type="string">
            <text:p><text:s/>PROD GVN-Greenville Production-Ashville Adv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1" table:number-rows-spanned="3">
            <text:p>GRN</text:p>
          </table:table-cell>
          <table:table-cell table:style-name="ce8" office:value-type="string">
            <text:p>CPRD CHL-Cherry Hill Courier Post-Prod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8" office:value-type="string">
            <text:p>PROD ROC-Rochester Democrat &amp; Chronicle-Prod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8" office:value-type="string">
            <text:p><text:s/>VPRD VIN-Vineland Daily Journal-Prod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1" table:number-rows-spanned="2">
            <text:p>GSN </text:p>
          </table:table-cell>
          <table:table-cell table:style-name="ce8" office:value-type="string">
            <text:p>POUG POU-Poughkeepsie Journal-Prod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8" office:value-type="string">
            <text:p>TJNP TJN-Westchester The Journal News-Prod 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1" table:number-rows-spanned="4">
            <text:p><text:s/>INDY</text:p>
          </table:table-cell>
          <table:table-cell table:style-name="ce8" office:value-type="string">
            <text:p>PDIN INI-Indy Production Environment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8" office:value-type="string">
            <text:p>PDLA LAF-Boilers Production Environment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8" office:value-type="string">
            <text:p>PDMU MNI-MUN-Muncie Production Environment <text:s text:c="3"/>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8" office:value-type="string">
            <text:p>PDRI RCH-RIC-RICHMOND Production Env (3.2.35)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KEYSTONE</text:p>
          </table:table-cell>
          <table:table-cell table:style-name="ce8" office:value-type="string">
            <text:p>PROD YDR-York MediaOne PA-Prod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ANSING</text:p>
          </table:table-cell>
          <table:table-cell table:style-name="ce8" office:value-type="string">
            <text:p>PROD LSJ-Lansing Production Environment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 table:number-columns-spanned="1" table:number-rows-spanned="4">
            <text:p>LEADER</text:p>
          </table:table-cell>
          <table:table-cell table:style-name="ce8" office:value-type="string">
            <text:p>CTXP CCT-CORPUS CHRISTI PROD ENVIRONMENT 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8" office:value-type="string">
            <text:p>MEMP MCA-MEMPHIS PROD ENVIRONMENT 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8" office:value-type="string">
            <text:p>MTNH MTN-MOUNTAIN HOME PROD ENVIRONMENT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8" office:value-type="string">
            <text:p>PROD SNL-SPRINGFIELD PROD ENVIRONMENT <text:s/>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1" table:number-rows-spanned="2">
            <text:p><text:s/>LOUISVIL </text:p>
          </table:table-cell>
          <table:table-cell table:style-name="ce8" office:value-type="string">
            <text:p>EVHP 2HP-Evansville-Henderson Production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8" office:value-type="string">
            <text:p>PROD LCJ-Louisville Production Environment <text:s/>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ONTADV</text:p>
          </table:table-cell>
          <table:table-cell table:style-name="ce8" office:value-type="string">
            <text:p>PROD MGM-Production Environment <text:s/>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NNCO </text:p>
          </table:table-cell>
          <table:table-cell table:style-name="ce8" office:value-type="string">
            <text:p>PROD MNC-MNCO Circ/Adv Live Prod Environmen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ALM</text:p>
          </table:table-cell>
          <table:table-cell table:style-name="ce8" office:value-type="string">
            <text:p>PROD TDS-Palm Springs Production Environment <text:s/>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PENSACOL</text:p>
          </table:table-cell>
          <table:table-cell table:style-name="ce8" office:value-type="string">
            <text:p>PROD PNJ-Pensacola News Journal Prod Env.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OCD4GT</text:p>
          </table:table-cell>
          <table:table-cell table:style-name="ce8" office:value-type="string">
            <text:p>HDPD USA-USA TODAY Home Delivery-Prod </text:p>
          </table:table-cell>
          <table:table-cell table:number-columns-repeated="1022"/>
        </table:table-row>
        <table:table-row table:style-name="ro1">
          <table:table-cell table:style-name="ce5" office:value-type="string" table:number-columns-spanned="2" table:number-rows-spanned="1">
            <text:p>MOCGTGT(Backup or Secondary) &amp; POCD4GT(Primary) are same</text:p>
          </table:table-cell>
          <table:covered-table-cell table:style-name="ce9"/>
          <table:table-cell table:number-columns-repeated="1022"/>
        </table:table-row>
        <table:table-row table:style-name="ro1">
          <table:table-cell table:style-name="ce2" office:value-type="string" table:number-columns-spanned="1" table:number-rows-spanned="2">
            <text:p>RENO</text:p>
          </table:table-cell>
          <table:table-cell table:style-name="ce8" office:value-type="string">
            <text:p>PROD REN-Reno Production Environment 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8" office:value-type="string">
            <text:p>SPRD STG-ST GEORGE Production Environment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SALEM</text:p>
          </table:table-cell>
          <table:table-cell table:style-name="ce8" office:value-type="string">
            <text:p>PROD SAL-Salem Production Environment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SALINAS</text:p>
          </table:table-cell>
          <table:table-cell table:style-name="ce8" office:value-type="string">
            <text:p>PROD SND-Salinas Production Environment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HRVPORT</text:p>
          </table:table-cell>
          <table:table-cell table:style-name="ce8" office:value-type="string">
            <text:p>PROD SHR-SHREVPORT Production Environmen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SNL</text:p>
          </table:table-cell>
          <table:table-cell table:style-name="ce8" office:value-type="string">
            <text:p>STAP 2TA-G3 Production Environment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TCLOUD </text:p>
          </table:table-cell>
          <table:table-cell table:style-name="ce8" office:value-type="string">
            <text:p>PROD STC-ST Cloud Production Environment <text:s/>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STERLING </text:p>
          </table:table-cell>
          <table:table-cell table:style-name="ce8" office:value-type="string">
            <text:p>PROD DET-Production Environmen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ALDEM </text:p>
          </table:table-cell>
          <table:table-cell table:style-name="ce8" office:value-type="string">
            <text:p>PROD TLH-Production Environment (R3.2.3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ENN1</text:p>
          </table:table-cell>
          <table:table-cell table:style-name="ce8" office:value-type="string">
            <text:p>PROD NAS-G3 Production Environment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ODAY</text:p>
          </table:table-cell>
          <table:table-cell table:style-name="ce8" office:value-type="string">
            <text:p>PROD BRE-Production Environment <text:s/>(3.2.19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RIBUNE </text:p>
          </table:table-cell>
          <table:table-cell table:style-name="ce8" office:value-type="string">
            <text:p>PROD FAL-Great Falls Production Environment 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1" table:number-rows-spanned="2">
            <text:p>TUCSON </text:p>
          </table:table-cell>
          <table:table-cell table:style-name="ce8" office:value-type="string">
            <text:p><text:s/>PHXP Phoenix Production-USE start date 2/1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8" office:value-type="string">
            <text:p><text:s/>PROD TUC-Tucson Production Environment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TXNM </text:p>
          </table:table-cell>
          <table:table-cell table:style-name="ce8" office:value-type="string">
            <text:p>PROD ELP-Texas Production Environment 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1" table:number-rows-spanned="2">
            <text:p>VISALIA</text:p>
          </table:table-cell>
          <table:table-cell table:style-name="ce8" office:value-type="string">
            <text:p>JMGP BKS-Kitsap, Vent, Redd Prod Environment <text:s/>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8" office:value-type="string">
            <text:p>PROD VTD-Visalia Production Environment <text:s text:c="6"/></text:p>
          </table:table-cell>
          <table:table-cell table:number-columns-repeated="102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3 GUI" table:style-name="ta2" table:print="false"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1" office:value-type="string">
            <text:p>Genesys Advertising, Advertising G3 GUI and Genesys Circulation Acces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Which Site(s) do you need access to?</text:p>
          </table:table-cell>
          <table:table-cell table:style-name="ce12" office:value-type="string">
            <text:p>GUI Server name</text:p>
          </table:table-cell>
          <table:table-cell table:style-name="ce12" office:value-type="string">
            <text:p>LPA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<text:span text:style-name="T1">SD-Sioux Falls</text:span><text:span text:style-name="T2"> - <text:s/></text:span><text:span text:style-name="T3">Advertising, G3 GUI, Circulation</text:span><text:span text:style-name="T2"> </text:span></text:p>
          </table:table-cell>
          <table:table-cell table:style-name="ce18" office:value-type="string">
            <text:p>SIOUXFALLS</text:p>
          </table:table-cell>
          <table:table-cell table:style-name="ce19" office:value-type="string">
            <text:p>(ARGUS-PROD)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<text:span text:style-name="T1">NJ-Asbury Park</text:span><text:span text:style-name="T2"> - </text:span><text:span text:style-name="T3">Advertising and Circulation</text:span><text:span text:style-name="T2"> </text:span></text:p>
          </table:table-cell>
          <table:table-cell table:style-name="ce18" office:value-type="string">
            <text:p>ASBURY</text:p>
          </table:table-cell>
          <table:table-cell table:style-name="ce19" office:value-type="string">
            <text:p>(ASBURY-PROD)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<text:span text:style-name="T1">NJ-Bridgewater - </text:span><text:span text:style-name="T3">Advertising</text:span><text:span text:style-name="T2"> </text:span></text:p>
          </table:table-cell>
          <table:table-cell table:style-name="ce18" office:value-type="string">
            <text:p>ASBURY</text:p>
          </table:table-cell>
          <table:table-cell table:style-name="ce19" office:value-type="string">
            <text:p>(ASBURY-PROD)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<text:span text:style-name="T1">NJ-Morristown</text:span><text:span text:style-name="T2"> - </text:span><text:span text:style-name="T3">Advertising, G3 GUI</text:span></text:p>
          </table:table-cell>
          <table:table-cell table:style-name="ce18" office:value-type="string">
            <text:p>ASBURY</text:p>
          </table:table-cell>
          <table:table-cell table:style-name="ce19" office:value-type="string">
            <text:p>(ASBURY-PROD)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<text:span text:style-name="T1">NY-Binghamton</text:span><text:span text:style-name="T2"> - </text:span><text:span text:style-name="T3">Advertising, G3 GUI, Circulation</text:span><text:span text:style-name="T2"> </text:span></text:p>
          </table:table-cell>
          <table:table-cell table:style-name="ce18" office:value-type="string">
            <text:p>BINGHMTN</text:p>
          </table:table-cell>
          <table:table-cell table:style-name="ce19" office:value-type="string">
            <text:p>(BINGHMTN-PROD)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<text:span text:style-name="T1">VT-Burlington</text:span><text:span text:style-name="T2"> - </text:span><text:span text:style-name="T3">Advertising, G3 GUI, Circulation</text:span><text:span text:style-name="T1"> </text:span></text:p>
          </table:table-cell>
          <table:table-cell table:style-name="ce18" office:value-type="string">
            <text:p>BURLINGTON</text:p>
          </table:table-cell>
          <table:table-cell table:style-name="ce19" office:value-type="string">
            <text:p>(BINGHMTN-BURP)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<text:span text:style-name="T1">MD-Salisbury - </text:span><text:span text:style-name="T3">Advertising, G3 GUI</text:span><text:span text:style-name="T2"> </text:span></text:p>
          </table:table-cell>
          <table:table-cell table:style-name="ce18" office:value-type="string">
            <text:p>SALISBURY</text:p>
          </table:table-cell>
          <table:table-cell table:style-name="ce19" office:value-type="string">
            <text:p>(BINGHMTN-WILM)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<text:span text:style-name="T1">DE-Wilmington</text:span><text:span text:style-name="T2"> - </text:span><text:span text:style-name="T3"><text:s/>Advertising, G3 GUI, Circulation</text:span><text:span text:style-name="T1"> </text:span></text:p>
          </table:table-cell>
          <table:table-cell table:style-name="ce18" office:value-type="string">
            <text:p>WILMINGTON</text:p>
          </table:table-cell>
          <table:table-cell table:style-name="ce19" office:value-type="string">
            <text:p>(BINGHMTN-WILP)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<text:span text:style-name="T1">OH-Cincinatti</text:span><text:span text:style-name="T2"> - Advertising, G3 GUI, Circulation</text:span></text:p>
          </table:table-cell>
          <table:table-cell table:style-name="ce18" office:value-type="string">
            <text:p>CINCY</text:p>
          </table:table-cell>
          <table:table-cell table:style-name="ce19" office:value-type="string">
            <text:p>(CINCY-PROD)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<text:span text:style-name="T1">MS-Jackson/Hattiesburg </text:span><text:span text:style-name="T2">-</text:span><text:span text:style-name="T3"> Advertising, G3 GUI, Circulation</text:span><text:span text:style-name="T2"> </text:span></text:p>
          </table:table-cell>
          <table:table-cell table:style-name="ce18" office:value-type="string">
            <text:p>JACKSONMS</text:p>
          </table:table-cell>
          <table:table-cell table:style-name="ce19" office:value-type="string">
            <text:p>(CLARION-PROD)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<text:span text:style-name="T1">IA-Des Moines - </text:span><text:span text:style-name="T3">Advertising, G3 GUI, Circulation </text:span></text:p>
          </table:table-cell>
          <table:table-cell table:style-name="ce18" office:value-type="string">
            <text:p>DESMOINES</text:p>
          </table:table-cell>
          <table:table-cell table:style-name="ce19" office:value-type="string">
            <text:p>(DESMOINE-PROD)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<text:span text:style-name="T1">IA-Iowa City</text:span><text:span text:style-name="T2"> - </text:span><text:span text:style-name="T3">Advertising, G3 GUI, Circulation</text:span><text:span text:style-name="T2"> </text:span></text:p>
          </table:table-cell>
          <table:table-cell table:style-name="ce18" office:value-type="string">
            <text:p>IOWACITY</text:p>
          </table:table-cell>
          <table:table-cell table:style-name="ce19" office:value-type="string">
            <text:p>(DESMOINE-IPRD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CO-Fort Collins </text:span><text:span text:style-name="T2">- </text:span><text:span text:style-name="T3">Advertising, G3 GUI, Circulation</text:span><text:span text:style-name="T1"> </text:span></text:p>
          </table:table-cell>
          <table:table-cell table:style-name="ce18" office:value-type="string">
            <text:p>FTCOLLINS</text:p>
          </table:table-cell>
          <table:table-cell table:style-name="ce19" office:value-type="string">
            <text:p>(FTCOLLCO-PROD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FL-Ft Myers</text:span><text:span text:style-name="T2"> - </text:span><text:span text:style-name="T3">Advertising, G3 GUI, Circulation</text:span><text:span text:style-name="T2"> </text:span></text:p>
          </table:table-cell>
          <table:table-cell table:style-name="ce18" office:value-type="string">
            <text:p>FTMYERS</text:p>
          </table:table-cell>
          <table:table-cell table:style-name="ce19" office:value-type="string">
            <text:p>(FTMYERS-PROD)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<text:span text:style-name="T1">WI-Wisconsin newspapers</text:span><text:span text:style-name="T2"> - </text:span><text:span text:style-name="T3">Advertising, G3 GUI, Circulation</text:span><text:span text:style-name="T1"> </text:span></text:p>
          </table:table-cell>
          <table:table-cell table:style-name="ce18" office:value-type="string">
            <text:p>WISCONSIN</text:p>
          </table:table-cell>
          <table:table-cell table:style-name="ce21" office:value-type="string">
            <text:p>(GAZETTE-PROD)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<text:span text:style-name="T1">NC-Ashville</text:span><text:span text:style-name="T2"> - A</text:span><text:span text:style-name="T3">dvertising, G3 GUI</text:span><text:span text:style-name="T2"> <text:s/></text:span></text:p>
          </table:table-cell>
          <table:table-cell table:style-name="ce18" office:value-type="string">
            <text:p>GREENVILLE</text:p>
          </table:table-cell>
          <table:table-cell table:style-name="ce19" office:value-type="string">
            <text:p>(GNP-PROD)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<text:span text:style-name="T1">SC -Greenville</text:span><text:span text:style-name="T2"> - </text:span><text:span text:style-name="T3">Advertising, G3 GUI, Circulation</text:span><text:span text:style-name="T2"> </text:span></text:p>
          </table:table-cell>
          <table:table-cell table:style-name="ce18" office:value-type="string">
            <text:p>GREENVILLE</text:p>
          </table:table-cell>
          <table:table-cell table:style-name="ce19" office:value-type="string">
            <text:p>(GNP-PROD)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<text:span text:style-name="T1">NJ-Cherry Hill</text:span><text:span text:style-name="T2"> - </text:span><text:span text:style-name="T3">Advertising, G3 GUI, Circulation</text:span><text:span text:style-name="T2"> </text:span></text:p>
          </table:table-cell>
          <table:table-cell table:style-name="ce18" office:value-type="string">
            <text:p>CHERRYHILL</text:p>
          </table:table-cell>
          <table:table-cell table:style-name="ce19" office:value-type="string">
            <text:p>(GRN-CPRD)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<text:span text:style-name="T1">NJ-Vineland</text:span><text:span text:style-name="T2"> - Advertising, G3 GUI, Circulation </text:span></text:p>
          </table:table-cell>
          <table:table-cell table:style-name="ce19" office:value-type="string">
            <text:p>VINELAND</text:p>
          </table:table-cell>
          <table:table-cell table:style-name="ce19" office:value-type="string">
            <text:p>(GRN-VPRD)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<text:span text:style-name="T1">NY-Rochester </text:span><text:span text:style-name="T2">-</text:span><text:span text:style-name="T3"> Advertising, G3 GUI, Circulation</text:span><text:span text:style-name="T2"> </text:span></text:p>
          </table:table-cell>
          <table:table-cell table:style-name="ce19" office:value-type="string">
            <text:p>ROCHESTER</text:p>
          </table:table-cell>
          <table:table-cell table:style-name="ce19" office:value-type="string">
            <text:p>(GRN-PROD)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3" office:value-type="string">
            <text:p><text:span text:style-name="T1">NY-Poughkeepsie</text:span><text:span text:style-name="T2"> - </text:span><text:span text:style-name="T3">Advertising, G3 GUI, Circulation</text:span><text:span text:style-name="T2"> </text:span></text:p>
          </table:table-cell>
          <table:table-cell table:style-name="ce19" office:value-type="string">
            <text:p>POUGH</text:p>
          </table:table-cell>
          <table:table-cell table:style-name="ce19" office:value-type="string">
            <text:p>(GSN-POUG)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3" office:value-type="string">
            <text:p><text:span text:style-name="T1">NY-Westchester</text:span><text:span text:style-name="T2"> - </text:span><text:span text:style-name="T3">Advertising, G3 GUI</text:span><text:span text:style-name="T2"> <text:s/>-- GUI G3 requires additional profile if user needs AS400 Menu Access </text:span></text:p>
          </table:table-cell>
          <table:table-cell table:style-name="ce19" office:value-type="string">
            <text:p>WESTCHESTER</text:p>
          </table:table-cell>
          <table:table-cell table:style-name="ce19" office:value-type="string">
            <text:p>(GSN-TJNP)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3" office:value-type="string">
            <text:p><text:span text:style-name="T1">IN-Indianapolis</text:span><text:span text:style-name="T3"> - Advertising, G3 GUI</text:span></text:p>
          </table:table-cell>
          <table:table-cell table:style-name="ce19" office:value-type="string">
            <text:p>INDY</text:p>
          </table:table-cell>
          <table:table-cell table:style-name="ce19" office:value-type="string">
            <text:p>(INDY-PDIN)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8" office:value-type="string">
            <text:p><text:span text:style-name="T1">IN-Richmond</text:span><text:span text:style-name="T2"> - </text:span><text:span text:style-name="T3">Advertising</text:span></text:p>
          </table:table-cell>
          <table:table-cell table:style-name="ce19" office:value-type="string">
            <text:p>RICHMOND</text:p>
          </table:table-cell>
          <table:table-cell table:style-name="ce19" office:value-type="string">
            <text:p>(INDY-PDRI)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8" office:value-type="string">
            <text:p><text:span text:style-name="T1">IN-Lafayette</text:span><text:span text:style-name="T2"> - </text:span><text:span text:style-name="T3">Advertising, G3 GUI</text:span><text:span text:style-name="T1"> </text:span></text:p>
          </table:table-cell>
          <table:table-cell table:style-name="ce19" office:value-type="string">
            <text:p>LAFIN</text:p>
          </table:table-cell>
          <table:table-cell table:style-name="ce19" office:value-type="string">
            <text:p>(INDY-PDLA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IN-Muncie - </text:span><text:span text:style-name="T3">Advertising, G3 GUI</text:span></text:p>
          </table:table-cell>
          <table:table-cell table:style-name="ce19" office:value-type="string">
            <text:p>MUNCIE</text:p>
          </table:table-cell>
          <table:table-cell table:style-name="ce19" office:value-type="string">
            <text:p>(INDY-PDMU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MI-Lansing - </text:span><text:span text:style-name="T3">Advertising, G3 GUI, Circulation</text:span><text:span text:style-name="T2"> </text:span></text:p>
          </table:table-cell>
          <table:table-cell table:style-name="ce18" office:value-type="string">
            <text:p>MICHIGAN</text:p>
          </table:table-cell>
          <table:table-cell table:style-name="ce19" office:value-type="string">
            <text:p>(LANSING-PROD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AR-Mountain Home</text:span><text:span text:style-name="T2"> - </text:span><text:span text:style-name="T3">Advertising, G3 GUI, Circulation</text:span><text:span text:style-name="T2"> </text:span></text:p>
          </table:table-cell>
          <table:table-cell table:style-name="ce19" office:value-type="string">
            <text:p>BAXTER</text:p>
          </table:table-cell>
          <table:table-cell table:style-name="ce19" office:value-type="string">
            <text:p>(LEADER-MTNH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MO-Springfield -</text:span><text:span text:style-name="T2"> </text:span><text:span text:style-name="T3">Advertising, G3 GUI, <text:s/>Circulation</text:span><text:span text:style-name="T2"> </text:span></text:p>
          </table:table-cell>
          <table:table-cell table:style-name="ce19" office:value-type="string">
            <text:p>SPRINGFIELD</text:p>
          </table:table-cell>
          <table:table-cell table:style-name="ce19" office:value-type="string">
            <text:p>(LEADER-PROD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KY-Louisville</text:span><text:span text:style-name="T3"> - Advertising, G3 GUI, Circulation</text:span><text:span text:style-name="T2"> </text:span></text:p>
          </table:table-cell>
          <table:table-cell table:style-name="ce19" office:value-type="string">
            <text:p>LOUISVILLE</text:p>
          </table:table-cell>
          <table:table-cell table:style-name="ce19" office:value-type="string">
            <text:p>(LOUISVIL-PROD) 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AL-Montgomery </text:span><text:span text:style-name="T2">- <text:s/></text:span><text:span text:style-name="T3">Advertising, G3 GUI, Circulation</text:span><text:span text:style-name="T1"> </text:span></text:p>
          </table:table-cell>
          <table:table-cell table:style-name="ce19" office:value-type="string">
            <text:p>MONTGOMERY</text:p>
          </table:table-cell>
          <table:table-cell table:style-name="ce19" office:value-type="string">
            <text:p>(MONTADV-PROD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OH-OHio Newspaper group</text:span><text:span text:style-name="T2"> - </text:span><text:span text:style-name="T3">Advertising, G3 GUI</text:span></text:p>
          </table:table-cell>
          <table:table-cell table:style-name="ce19" office:value-type="string">
            <text:p>MNCO</text:p>
          </table:table-cell>
          <table:table-cell table:style-name="ce19" office:value-type="string">
            <text:p>(NNCO-PROD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FL-Pensacola</text:span><text:span text:style-name="T2"> - </text:span><text:span text:style-name="T3">Advertising, G3 GUI, Circulation</text:span><text:span text:style-name="T2"> </text:span></text:p>
          </table:table-cell>
          <table:table-cell table:style-name="ce19" office:value-type="string">
            <text:p>PENSACOLA</text:p>
          </table:table-cell>
          <table:table-cell table:style-name="ce19" office:value-type="string">
            <text:p>(PENSACOL-PROD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US-Guam</text:span><text:span text:style-name="T2"> - </text:span><text:span text:style-name="T3">Advertising and Circulation</text:span><text:span text:style-name="T2"> </text:span></text:p>
          </table:table-cell>
          <table:table-cell table:style-name="ce18" table:number-columns-repeated="2"/>
          <table:table-cell table:number-columns-repeated="1021"/>
        </table:table-row>
        <table:table-row table:style-name="ro2">
          <table:table-cell table:style-name="ce8" office:value-type="string">
            <text:p><text:span text:style-name="T1">CA-Palm Springs </text:span><text:span text:style-name="T2">- </text:span><text:span text:style-name="T3">Advertising, G3 GUI, Circulation</text:span><text:span text:style-name="T2"> </text:span></text:p>
          </table:table-cell>
          <table:table-cell table:style-name="ce19" office:value-type="string">
            <text:p>PALMSPRING</text:p>
          </table:table-cell>
          <table:table-cell table:style-name="ce19" office:value-type="string">
            <text:p>(PALM-PROD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NV-Reno</text:span><text:span text:style-name="T2"> - </text:span><text:span text:style-name="T3">Advertising, G3 GUI, Circulation</text:span><text:span text:style-name="T1"> </text:span></text:p>
          </table:table-cell>
          <table:table-cell table:style-name="ce19" office:value-type="string">
            <text:p>RENO</text:p>
          </table:table-cell>
          <table:table-cell table:style-name="ce19" office:value-type="string">
            <text:p>(RENO-PROD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UT-St George</text:span><text:span text:style-name="T2"> - </text:span><text:span text:style-name="T3">Advertising, G3 GUI, Circulation</text:span><text:span text:style-name="T2"> </text:span><text:span text:style-name="T1"><text:s/></text:span></text:p>
          </table:table-cell>
          <table:table-cell table:style-name="ce19" office:value-type="string">
            <text:p>STGEORGE</text:p>
          </table:table-cell>
          <table:table-cell table:style-name="ce19" office:value-type="string">
            <text:p>(RENO-SPRD) <text:s/>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OR-Salem - </text:span><text:span text:style-name="T3">Advertising, G3 GUI, Circulation</text:span><text:span text:style-name="T2"> </text:span></text:p>
          </table:table-cell>
          <table:table-cell table:style-name="ce18" office:value-type="string">
            <text:p>SALEM</text:p>
          </table:table-cell>
          <table:table-cell table:style-name="ce19" office:value-type="string">
            <text:p>(SALEM-PROD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CA-Salinas </text:span><text:span text:style-name="T2">- </text:span><text:span text:style-name="T3">Advertising, G3 GUI, Circulation</text:span><text:span text:style-name="T2"> </text:span></text:p>
          </table:table-cell>
          <table:table-cell table:style-name="ce19" office:value-type="string">
            <text:p>SALINAS</text:p>
          </table:table-cell>
          <table:table-cell table:style-name="ce19" office:value-type="string">
            <text:p>(SALINAS-PROD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LA-Louisiana Newspapers</text:span><text:span text:style-name="T2"> - </text:span><text:span text:style-name="T3">Advertising, G3 GUI, Circulation</text:span><text:span text:style-name="T2"> </text:span></text:p>
          </table:table-cell>
          <table:table-cell table:style-name="ce19" office:value-type="string">
            <text:p>LOUISIANA <text:s/></text:p>
          </table:table-cell>
          <table:table-cell table:style-name="ce19" office:value-type="string">
            <text:p>(SHRVPORT-PROD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VA-Staunton</text:span><text:span text:style-name="T2"> - </text:span><text:span text:style-name="T3">Advertising, G3 GUI, Circulation</text:span><text:span text:style-name="T2"> </text:span></text:p>
          </table:table-cell>
          <table:table-cell table:style-name="ce19" office:value-type="string">
            <text:p>STAUNTON</text:p>
          </table:table-cell>
          <table:table-cell table:style-name="ce19" office:value-type="string">
            <text:p>(SNL-STAP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MN-Saint Cloud</text:span><text:span text:style-name="T2"> - </text:span><text:span text:style-name="T3">Advertising, G3 GUI, Circulation</text:span><text:span text:style-name="T1"> </text:span></text:p>
          </table:table-cell>
          <table:table-cell table:style-name="ce19" office:value-type="string">
            <text:p>STCLOUD</text:p>
          </table:table-cell>
          <table:table-cell table:style-name="ce19" office:value-type="string">
            <text:p>(STCLOUD-PROD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MI-Detroit</text:span><text:span text:style-name="T2"> - </text:span><text:span text:style-name="T3">Advertising, G3 GUI, Circulation</text:span><text:span text:style-name="T1"> </text:span></text:p>
          </table:table-cell>
          <table:table-cell table:style-name="ce19" office:value-type="string">
            <text:p>DETROIT</text:p>
          </table:table-cell>
          <table:table-cell table:style-name="ce19" office:value-type="string">
            <text:p>(STERLING-PROD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FL-Tallahassee -</text:span><text:span text:style-name="T2"> </text:span><text:span text:style-name="T3">Advertising, G3 GUI, <text:s/>Circulation</text:span><text:span text:style-name="T2"> </text:span></text:p>
          </table:table-cell>
          <table:table-cell table:style-name="ce19" office:value-type="string">
            <text:p>TALLY</text:p>
          </table:table-cell>
          <table:table-cell table:style-name="ce19" office:value-type="string">
            <text:p>(TALDEM-PROD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TN-Nashville/Murfeesboro</text:span><text:span text:style-name="T2"> </text:span><text:span text:style-name="T3">Advertising, G3 GUI, Circulaiton</text:span><text:span text:style-name="T2"> </text:span></text:p>
          </table:table-cell>
          <table:table-cell table:style-name="ce19" office:value-type="string">
            <text:p>TENNESSEE</text:p>
          </table:table-cell>
          <table:table-cell table:style-name="ce19" office:value-type="string">
            <text:p>(TENN1-PROD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MT-Great Falls - </text:span><text:span text:style-name="T2"><text:s/></text:span><text:span text:style-name="T3">Advertising, G3 GUI, Circulation </text:span></text:p>
          </table:table-cell>
          <table:table-cell table:style-name="ce19" office:value-type="string">
            <text:p>GREATFALLS</text:p>
          </table:table-cell>
          <table:table-cell table:style-name="ce19" office:value-type="string">
            <text:p>(TRIBUNE-PROD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FL-Brevard</text:span><text:span text:style-name="T2"> -</text:span><text:span text:style-name="T3"> Advertising, G3 GUI, Circulation</text:span><text:span text:style-name="T1"> </text:span></text:p>
          </table:table-cell>
          <table:table-cell table:style-name="ce19" office:value-type="string">
            <text:p>BREVARD</text:p>
          </table:table-cell>
          <table:table-cell table:style-name="ce19" office:value-type="string">
            <text:p>(TODAY-PROD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CA-Redding</text:span><text:span text:style-name="T2"> - </text:span><text:span text:style-name="T3">Circulation</text:span></text:p>
          </table:table-cell>
          <table:table-cell table:style-name="ce19" office:value-type="string">
            <text:p>VISALIA </text:p>
          </table:table-cell>
          <table:table-cell table:style-name="ce19" office:value-type="string">
            <text:p>(VISALIA-JMGP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CA-Ventura </text:span><text:span text:style-name="T2">- </text:span><text:span text:style-name="T3">Circulation</text:span><text:span text:style-name="T2"> </text:span></text:p>
          </table:table-cell>
          <table:table-cell table:style-name="ce19" office:value-type="string">
            <text:p>VISALIA </text:p>
          </table:table-cell>
          <table:table-cell table:style-name="ce19" office:value-type="string">
            <text:p>(VISALIA- JMGP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<text:span text:style-name="T1">CA-Visalia</text:span><text:span text:style-name="T2"> -</text:span><text:span text:style-name="T3"> Advertising, G3 GUI, Circulation</text:span><text:span text:style-name="T2"> </text:span></text:p>
          </table:table-cell>
          <table:table-cell table:style-name="ce19" office:value-type="string">
            <text:p>VISALIA </text:p>
          </table:table-cell>
          <table:table-cell table:style-name="ce19" office:value-type="string">
            <text:p>(VISALIA-PROD)</text:p>
          </table:table-cell>
          <table:table-cell table:number-columns-repeated="1021"/>
        </table:table-row>
        <table:table-row table:style-name="ro1">
          <table:table-cell table:style-name="ce14" table:number-columns-spanned="2" table:number-rows-spanned="1"/>
          <table:covered-table-cell table:style-name="ce14"/>
          <table:table-cell table:number-columns-repeated="1022"/>
        </table:table-row>
        <table:table-row table:style-name="ro2">
          <table:table-cell table:style-name="ce15" office:value-type="string">
            <text:p><text:span text:style-name="T1">FL-Naples</text:span><text:span text:style-name="T2"> - </text:span><text:span text:style-name="T3">Circulation</text:span><text:span text:style-name="T2"> </text:span><text:span text:style-name="T1"><text:s/>(FTMYERS-PROD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FL-Treasure Coast -</text:span><text:span text:style-name="T2"> </text:span><text:span text:style-name="T3">Circulation</text:span><text:span text:style-name="T2"> <text:s/></text:span><text:span text:style-name="T1">(TODAY-PROD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IN-Indianapolis</text:span><text:span text:style-name="T2"> - </text:span><text:span text:style-name="T3">Circulation</text:span><text:span text:style-name="T1"> (INDY-PDIN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IN-Lafayette</text:span><text:span text:style-name="T2"> - </text:span><text:span text:style-name="T3">Circulation</text:span><text:span text:style-name="T1"> (INDY-PDIN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IN-Muncie</text:span><text:span text:style-name="T2"> - </text:span><text:span text:style-name="T3">Circulation</text:span><text:span text:style-name="T2"> </text:span><text:span text:style-name="T1">(INDY-PDIN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IN-Richmond -</text:span><text:span text:style-name="T2"> </text:span><text:span text:style-name="T3">Circulation</text:span><text:span text:style-name="T1"> (INDY-PDIN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KY-Evansville</text:span><text:span text:style-name="T2"> - </text:span><text:span text:style-name="T3">Circulation</text:span><text:span text:style-name="T1"> (LOUISVIL-EVHP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MD-Salisbury</text:span><text:span text:style-name="T2"> - </text:span><text:span text:style-name="T3">Circulation </text:span><text:span text:style-name="T2"><text:s/></text:span><text:span text:style-name="T1">(BINGHMTN-SALP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MI-Milwaukee </text:span><text:span text:style-name="T2">-</text:span><text:span text:style-name="T3"> Circulation</text:span><text:span text:style-name="T2"> </text:span><text:span text:style-name="T1">(GAZETTE-PROD)</text:span></text:p>
          </table:table-cell>
          <table:table-cell table:style-name="ce20" table:number-columns-repeated="2"/>
          <table:table-cell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15" office:value-type="string">
            <text:p><text:span text:style-name="T1">NC-Ashville -</text:span><text:span text:style-name="T3"> Circulation </text:span><text:span text:style-name="T1"><text:s/>(GNP-ASHP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NJ-BERGEN - North Jersey Newspapers</text:span><text:span text:style-name="T2"> - </text:span><text:span text:style-name="T3">Circulation</text:span><text:span text:style-name="T2"> </text:span><text:span text:style-name="T1">(FREEHLD-NJMP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NJ-Morristown</text:span><text:span text:style-name="T2"> - </text:span><text:span text:style-name="T3">Circulation</text:span><text:span text:style-name="T1"> (FREEHLD-MDRP)NJ-Morristown</text:span><text:span text:style-name="T2"> - </text:span><text:span text:style-name="T3">Circulation</text:span><text:span text:style-name="T1"> (FREEHLD-MDRP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NY-Westchester</text:span><text:span text:style-name="T2"> - </text:span><text:span text:style-name="T3">Circulation</text:span><text:span text:style-name="T2"> </text:span><text:span text:style-name="T1">(GSN-TJNP)NY-Westchester</text:span><text:span text:style-name="T2"> - </text:span><text:span text:style-name="T3">Circulation</text:span><text:span text:style-name="T2"> </text:span><text:span text:style-name="T1">(GSN-TJNP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OH-Ohio Newspaper group</text:span><text:span text:style-name="T2"> </text:span><text:span text:style-name="T3">Circulation</text:span><text:span text:style-name="T2"> </text:span><text:span text:style-name="T1">(CINCY-PROD)OH-Ohio Newspaper group</text:span><text:span text:style-name="T2"> </text:span><text:span text:style-name="T3">Circulation</text:span><text:span text:style-name="T2"> </text:span><text:span text:style-name="T1">(CINCY-PROD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PA-York Pennsylvania Newspapers</text:span><text:span text:style-name="T2"> - </text:span><text:span text:style-name="T3">Circulation</text:span><text:span text:style-name="T2"> </text:span><text:span text:style-name="T1">(KEYSTONE-PROD)PA-York Pennsylvania Newspapers</text:span><text:span text:style-name="T2"> - </text:span><text:span text:style-name="T3">Circulation</text:span><text:span text:style-name="T2"> </text:span><text:span text:style-name="T1">(KEYSTONE-PROD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TN-Knoxville</text:span><text:span text:style-name="T2"> - </text:span><text:span text:style-name="T3">Circulation</text:span><text:span text:style-name="T2"> </text:span><text:span text:style-name="T1">(GNP-KNXP)TN-Knoxville</text:span><text:span text:style-name="T2"> - </text:span><text:span text:style-name="T3">Circulation</text:span><text:span text:style-name="T2"> </text:span><text:span text:style-name="T1">(GNP-KNXP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TN-Memphis</text:span><text:span text:style-name="T2"> - </text:span><text:span text:style-name="T3">Circulation</text:span><text:span text:style-name="T2"> </text:span><text:span text:style-name="T1">(LEADER-MEMP)TN-Memphis</text:span><text:span text:style-name="T2"> - </text:span><text:span text:style-name="T3">Circulation</text:span><text:span text:style-name="T2"> </text:span><text:span text:style-name="T1">(LEADER-MEMP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TX-Abilene</text:span><text:span text:style-name="T2"> - </text:span><text:span text:style-name="T3">Circulation</text:span><text:span text:style-name="T1"> (LEADER-CTXP)TX-Abilene</text:span><text:span text:style-name="T2"> - </text:span><text:span text:style-name="T3">Circulation</text:span><text:span text:style-name="T1"> (LEADER-CTXP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TX-Alamogordo</text:span><text:span text:style-name="T2"> - </text:span><text:span text:style-name="T3">Circulation</text:span><text:span text:style-name="T1"> (TXNM-PROD)TX-Alamogordo</text:span><text:span text:style-name="T2"> - </text:span><text:span text:style-name="T3">Circulation</text:span><text:span text:style-name="T1"> (TXNM-PROD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TX-Albuquerque</text:span><text:span text:style-name="T2"> - </text:span><text:span text:style-name="T3">Circulation</text:span><text:span text:style-name="T2"> </text:span><text:span text:style-name="T1">(TXNM-PROD)TX-Albuquerque</text:span><text:span text:style-name="T2"> - </text:span><text:span text:style-name="T3">Circulation</text:span><text:span text:style-name="T2"> </text:span><text:span text:style-name="T1">(TXNM-PROD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TX-Carlsbad - </text:span><text:span text:style-name="T3">Circulation</text:span><text:span text:style-name="T1"> (TXNM-PROD)TX-Carlsbad - </text:span><text:span text:style-name="T3">Circulation</text:span><text:span text:style-name="T1"> (TXNM-PROD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TX-Corpus Christi - </text:span><text:span text:style-name="T3">Circulation </text:span><text:span text:style-name="T1">(LEADER-CTXP)TX-Corpus Christi - </text:span><text:span text:style-name="T3">Circulation </text:span><text:span text:style-name="T1">(LEADER-CTXP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TX-Deming</text:span><text:span text:style-name="T2"> - </text:span><text:span text:style-name="T3">Circulation</text:span><text:span text:style-name="T2"> </text:span><text:span text:style-name="T1">(TXNM-PROD)TX-Deming</text:span><text:span text:style-name="T2"> - </text:span><text:span text:style-name="T3">Circulation</text:span><text:span text:style-name="T2"> </text:span><text:span text:style-name="T1">(TXNM-PROD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TX-El Paso</text:span><text:span text:style-name="T2"> - </text:span><text:span text:style-name="T3">Circulation</text:span><text:span text:style-name="T2"> </text:span><text:span text:style-name="T1">(TXNM-PROD)TX-El Paso</text:span><text:span text:style-name="T2"> - </text:span><text:span text:style-name="T3">Circulation</text:span><text:span text:style-name="T2"> </text:span><text:span text:style-name="T1">(TXNM-PROD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TX-Farmington</text:span><text:span text:style-name="T2"> - </text:span><text:span text:style-name="T3">Circulation</text:span><text:span text:style-name="T2"> </text:span><text:span text:style-name="T1">(TXNM-PROD)TX-Farmington</text:span><text:span text:style-name="T2"> - </text:span><text:span text:style-name="T3">Circulation</text:span><text:span text:style-name="T2"> </text:span><text:span text:style-name="T1">(TXNM-PROD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TX-Las Cruces</text:span><text:span text:style-name="T2"> - </text:span><text:span text:style-name="T3">Circulation</text:span><text:span text:style-name="T1"> (TXNM-PROD)TX-Las Cruces</text:span><text:span text:style-name="T2"> - </text:span><text:span text:style-name="T3">Circulation</text:span><text:span text:style-name="T1"> (TXNM-PROD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TX-Ruidoso -</text:span><text:span text:style-name="T2"> </text:span><text:span text:style-name="T3">Circulation</text:span><text:span text:style-name="T1"> </text:span><text:span text:style-name="T2"><text:s/></text:span><text:span text:style-name="T1">(TXNM-PROD)TX-Ruidoso -</text:span><text:span text:style-name="T2"> </text:span><text:span text:style-name="T3">Circulation</text:span><text:span text:style-name="T1"> </text:span><text:span text:style-name="T2"><text:s/></text:span><text:span text:style-name="T1">(TXNM-PROD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TX-San Angelo</text:span><text:span text:style-name="T2"> - </text:span><text:span text:style-name="T3">Circulation</text:span><text:span text:style-name="T2"> </text:span><text:span text:style-name="T1">(LEADER-CTXP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TX-Silver City -</text:span><text:span text:style-name="T4"> </text:span><text:span text:style-name="T3">Circulation</text:span><text:span text:style-name="T2"> </text:span><text:span text:style-name="T1">(TXNM-PROD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15" office:value-type="string">
            <text:p><text:span text:style-name="T1">TX-Wichita Falls -</text:span><text:span text:style-name="T2"> </text:span><text:span text:style-name="T3">Circulation</text:span><text:span text:style-name="T2"> </text:span><text:span text:style-name="T1">(LEADER-CTXP)</text:span></text:p>
          </table:table-cell>
          <table:table-cell table:style-name="ce20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6" office:value-type="string">
            <text:p>Roles</text:p>
          </table:table-cell>
          <table:table-cell table:style-name="ce16"/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Advertising Data GUI Inqui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dvertising Data GUI Order Ent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irculation <text:s/>Customer Service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Circulation District Manag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irculation Managemen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>
            <text:p>Current User to mimic access</text:p>
          </table:table-cell>
          <table:table-cell table:style-name="ce16"/>
          <table:table-cell table:style-name="ce22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7" office:value-type="string">
            <text:p>Section Below for National Hubs only</text:p>
          </table:table-cell>
          <table:table-cell table:style-name="ce17"/>
          <table:table-cell table:number-columns-repeated="1022"/>
        </table:table-row>
        <table:table-row table:style-name="ro1">
          <table:table-cell office:value-type="string">
            <text:p>CMS - National access</text:p>
          </table:table-cell>
          <table:table-cell table:number-columns-repeated="1023"/>
        </table:table-row>
        <table:table-row table:style-name="ro1">
          <table:table-cell office:value-type="string">
            <text:p>Finance Hub Tallahassee</text:p>
          </table:table-cell>
          <table:table-cell table:number-columns-repeated="1023"/>
        </table:table-row>
        <table:table-row table:style-name="ro1">
          <table:table-cell office:value-type="string">
            <text:p>Finance Hub Cincinatti</text:p>
          </table:table-cell>
          <table:table-cell table:number-columns-repeated="1023"/>
        </table:table-row>
        <table:table-row table:style-name="ro1">
          <table:table-cell office:value-type="string">
            <text:p>NBOC-National access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NSSC-National access</text:p>
          </table:table-cell>
          <table:table-cell table:number-columns-repeated="1023"/>
        </table:table-row>
        <table:table-row table:style-name="ro1">
          <table:table-cell office:value-type="string">
            <text:p>Information Technology ADMIN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>
            <text:p>Roles</text:p>
          </table:table-cell>
          <table:table-cell table:style-name="ce16"/>
          <table:table-cell office:value-type="string">
            <text:p>CMS Department -CSRAT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Finance Department - FINACCT00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Finance Department - FINANLS001</text:p>
          </table:table-cell>
          <table:table-cell/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inance Department - FINAREC00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Finance Department - FINCASH00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Finance Department - FINMNGR00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Finance Department - FINNCSH001</text:p>
          </table:table-cell>
          <table:table-cell/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inance Department - FINRATE00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GSYSREAD - BRIO only fi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nformation Technology - GUI inqui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nformation Technology - GUI Order Ent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nformation Technology - GUI Rate Tree 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nformation Technology - GSYSOWN/Adoption abilit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NBOC Department <text:s/>- NBOCCIR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NBOC Department - NBOCSCA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NSSC - SSCAA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NSSC - SSCADVAB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NSSC - SSCARRET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NSSC - SSCCAS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NSSC - SSCCSERV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>
            <text:p>Finance and Information Technology only for Advertising GUI </text:p>
          </table:table-cell>
          <table:table-cell table:style-name="ce1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>
            <text:p>Role</text:p>
          </table:table-cell>
          <table:table-cell table:style-name="ce16"/>
          <table:table-cell table:number-columns-repeated="1022"/>
        </table:table-row>
        <table:table-row table:style-name="ro1">
          <table:table-cell office:value-type="string">
            <text:p>Credit Maintenance</text:p>
          </table:table-cell>
          <table:table-cell/>
          <table:table-cell table:style-name="ce22"/>
          <table:table-cell table:number-columns-repeated="1021"/>
        </table:table-row>
        <table:table-row table:style-name="ro1">
          <table:table-cell office:value-type="string">
            <text:p>GUI Inquiry </text:p>
          </table:table-cell>
          <table:table-cell/>
          <table:table-cell table:style-name="ce22"/>
          <table:table-cell table:number-columns-repeated="1021"/>
        </table:table-row>
        <table:table-row table:style-name="ro1">
          <table:table-cell office:value-type="string">
            <text:p>GUI Order Entry</text:p>
          </table:table-cell>
          <table:table-cell/>
          <table:table-cell table:style-name="ce22"/>
          <table:table-cell table:number-columns-repeated="1021"/>
        </table:table-row>
        <table:table-row table:style-name="ro1">
          <table:table-cell office:value-type="string">
            <text:p>GUI Pricing Tree <text:s/>(FINRATE001 roles and Information Technology only)</text:p>
          </table:table-cell>
          <table:table-cell/>
          <table:table-cell table:style-name="ce22"/>
          <table:table-cell table:number-columns-repeated="1021"/>
        </table:table-row>
        <table:table-row table:style-name="ro1">
          <table:table-cell office:value-type="string">
            <text:p>GUI All Access (Information Technology ADMIN)</text:p>
          </table:table-cell>
          <table:table-cell/>
          <table:table-cell table:style-name="ce22"/>
          <table:table-cell table:number-columns-repeated="1021"/>
        </table:table-row>
        <table:table-row table:style-name="ro1">
          <table:table-cell office:value-type="string">
            <text:p>GUI Security (Information Technology ADMIN)</text:p>
          </table:table-cell>
          <table:table-cell/>
          <table:table-cell table:style-name="ce2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>
            <text:p>Circulation national 2 digit ID access</text:p>
          </table:table-cell>
          <table:table-cell table:style-name="ce1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>
            <text:p>User will need Circulation 2 digit ID nationwide</text:p>
          </table:table-cell>
          <table:table-cell table:style-name="ce16"/>
          <table:table-cell table:style-name="ce2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>
            <text:p>User to mimic Circulation 2 digit ID from </text:p>
          </table:table-cell>
          <table:table-cell table:style-name="ce16"/>
          <table:table-cell table:style-name="ce2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>
            <text:p>Profile Replication</text:p>
          </table:table-cell>
          <table:table-cell table:style-name="ce17"/>
          <table:table-cell table:number-columns-repeated="1022"/>
        </table:table-row>
        <table:table-row table:style-name="ro1">
          <table:table-cell table:number-columns-repeated="2"/>
          <table:table-cell table:number-columns-repeated="3" office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Name of Replication UPKEY</text:p>
          </table:table-cell>
          <table:table-cell table:style-name="ce16"/>
          <table:table-cell table:style-name="ce22" office:value-type="string">
            <text:p><text:s/></text:p>
          </table:table-cell>
          <table:table-cell table:number-columns-repeated="1021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Genesys.$A$1" table:cell-range-address="$'G3 GUI'.$B$2:.$B$86"/>
        </table:named-expressions>
      </table:table>
      <table:table table:name="Circulation Adjustments " table:style-name="ta3" table:print="false">
        <table:table-column table:style-name="co9" table:default-cell-style-name="Excel_20_Built-in_20_Normal"/>
        <table:table-column table:style-name="co8" table:default-cell-style-name="Excel_20_Built-in_20_Normal"/>
        <table:table-column table:style-name="co4" table:number-columns-repeated="1022" table:default-cell-style-name="Excel_20_Built-in_20_Normal"/>
        <table:table-row table:style-name="ro1">
          <table:table-cell table:style-name="ce24" office:value-type="string" table:number-columns-spanned="2" table:number-rows-spanned="1">
            <text:p>Circulation Adjustments Portal</text:p>
          </table:table-cell>
          <table:covered-table-cell table:style-name="ce28"/>
          <table:table-cell table:number-columns-repeated="1022"/>
        </table:table-row>
        <table:table-row table:style-name="ro1">
          <table:table-cell table:style-name="ce25" office:value-type="string">
            <text:p>Which Site(s <text:s/>do you need access to?</text:p>
          </table:table-cell>
          <table:table-cell table:style-name="ce29" office:value-type="string">
            <text:p>PROD</text:p>
          </table:table-cell>
          <table:table-cell table:number-columns-repeated="1022"/>
        </table:table-row>
        <table:table-row table:style-name="ro1">
          <table:table-cell office:value-type="string">
            <text:p>Sioux Falls SD </text:p>
          </table:table-cell>
          <table:table-cell office:value-type="string">
            <text:p>ARGUS-PROD </text:p>
          </table:table-cell>
          <table:table-cell table:number-columns-repeated="1022"/>
        </table:table-row>
        <table:table-row table:style-name="ro1">
          <table:table-cell office:value-type="string">
            <text:p>Asbury Park NJ </text:p>
          </table:table-cell>
          <table:table-cell office:value-type="string">
            <text:p>ASBURY-PROD </text:p>
          </table:table-cell>
          <table:table-cell table:number-columns-repeated="1022"/>
        </table:table-row>
        <table:table-row table:style-name="ro1">
          <table:table-cell office:value-type="string">
            <text:p>Burlington VT</text:p>
          </table:table-cell>
          <table:table-cell office:value-type="string">
            <text:p>BINGHMTN-BURP </text:p>
          </table:table-cell>
          <table:table-cell table:number-columns-repeated="1022"/>
        </table:table-row>
        <table:table-row table:style-name="ro1">
          <table:table-cell office:value-type="string">
            <text:p>Binghamton NY </text:p>
          </table:table-cell>
          <table:table-cell office:value-type="string">
            <text:p>BINGHMTN-PROD </text:p>
          </table:table-cell>
          <table:table-cell table:number-columns-repeated="1022"/>
        </table:table-row>
        <table:table-row table:style-name="ro1">
          <table:table-cell office:value-type="string">
            <text:p>Wilmington DE </text:p>
          </table:table-cell>
          <table:table-cell office:value-type="string">
            <text:p>BINGHMTN-WILP </text:p>
          </table:table-cell>
          <table:table-cell table:number-columns-repeated="1022"/>
        </table:table-row>
        <table:table-row table:style-name="ro1">
          <table:table-cell office:value-type="string">
            <text:p>Cincinatti OH </text:p>
          </table:table-cell>
          <table:table-cell office:value-type="string">
            <text:p>CINCY-PROD </text:p>
          </table:table-cell>
          <table:table-cell table:number-columns-repeated="1022"/>
        </table:table-row>
        <table:table-row table:style-name="ro1">
          <table:table-cell office:value-type="string">
            <text:p>Ohio Newspaper group </text:p>
          </table:table-cell>
          <table:table-cell office:value-type="string">
            <text:p>CINCY-PROD </text:p>
          </table:table-cell>
          <table:table-cell table:number-columns-repeated="1022"/>
        </table:table-row>
        <table:table-row table:style-name="ro1">
          <table:table-cell office:value-type="string">
            <text:p>Jackson MS/Hattiesburg Mississipi </text:p>
          </table:table-cell>
          <table:table-cell office:value-type="string">
            <text:p>CLARION-PROD </text:p>
          </table:table-cell>
          <table:table-cell table:number-columns-repeated="1022"/>
        </table:table-row>
        <table:table-row table:style-name="ro1">
          <table:table-cell office:value-type="string">
            <text:p>Iowa City Iowa </text:p>
          </table:table-cell>
          <table:table-cell office:value-type="string">
            <text:p>DESMOINE-IPRD </text:p>
          </table:table-cell>
          <table:table-cell table:number-columns-repeated="1022"/>
        </table:table-row>
        <table:table-row table:style-name="ro1">
          <table:table-cell office:value-type="string">
            <text:p>Des Moines Iowa </text:p>
          </table:table-cell>
          <table:table-cell office:value-type="string">
            <text:p>DESMOINE-PROD </text:p>
          </table:table-cell>
          <table:table-cell table:number-columns-repeated="1022"/>
        </table:table-row>
        <table:table-row table:style-name="ro1">
          <table:table-cell office:value-type="string">
            <text:p>Morristown NJ </text:p>
          </table:table-cell>
          <table:table-cell office:value-type="string">
            <text:p>FREEHLD-MDRP </text:p>
          </table:table-cell>
          <table:table-cell table:number-columns-repeated="1022"/>
        </table:table-row>
        <table:table-row table:style-name="ro1">
          <table:table-cell office:value-type="string">
            <text:p>North Jersey Newspapers </text:p>
          </table:table-cell>
          <table:table-cell office:value-type="string">
            <text:p>FREEHLD-NJMP </text:p>
          </table:table-cell>
          <table:table-cell table:number-columns-repeated="1022"/>
        </table:table-row>
        <table:table-row table:style-name="ro1">
          <table:table-cell office:value-type="string">
            <text:p>Bridgewater, NJ </text:p>
          </table:table-cell>
          <table:table-cell office:value-type="string">
            <text:p>FREEHLD-PROD </text:p>
          </table:table-cell>
          <table:table-cell table:number-columns-repeated="1022"/>
        </table:table-row>
        <table:table-row table:style-name="ro1">
          <table:table-cell office:value-type="string">
            <text:p>Fort Collins CO </text:p>
          </table:table-cell>
          <table:table-cell office:value-type="string">
            <text:p>FTCOLLCO-PROD </text:p>
          </table:table-cell>
          <table:table-cell table:number-columns-repeated="1022"/>
        </table:table-row>
        <table:table-row table:style-name="ro1">
          <table:table-cell office:value-type="string">
            <text:p>Ft Myers FL </text:p>
          </table:table-cell>
          <table:table-cell office:value-type="string">
            <text:p>FTMYERS-PROD </text:p>
          </table:table-cell>
          <table:table-cell table:number-columns-repeated="1022"/>
        </table:table-row>
        <table:table-row table:style-name="ro1">
          <table:table-cell office:value-type="string">
            <text:p>Naples FL </text:p>
          </table:table-cell>
          <table:table-cell office:value-type="string">
            <text:p>FTMYERS-PRO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lwaukee </text:p>
          </table:table-cell>
          <table:table-cell table:style-name="ce30" office:value-type="string">
            <text:p>GAZETTE-PROD </text:p>
          </table:table-cell>
          <table:table-cell table:style-name="ce5" office:value-type="string" table:number-columns-spanned="1" table:number-rows-spanned="2">
            <text:p>Appleton </text:p>
          </table:table-cell>
          <table:table-cell table:number-columns-repeated="1021"/>
        </table:table-row>
        <table:table-row table:style-name="ro1">
          <table:table-cell table:style-name="ce27" office:value-type="string">
            <text:p>Wisconsin newspapers </text:p>
          </table:table-cell>
          <table:table-cell table:style-name="ce31" office:value-type="string">
            <text:p>GAZETTE-PROD </text:p>
          </table:table-cell>
          <table:covered-table-cell table:style-name="ce32"/>
          <table:table-cell table:number-columns-repeated="1021"/>
        </table:table-row>
        <table:table-row table:style-name="ro1">
          <table:table-cell office:value-type="string">
            <text:p>Ashville NC </text:p>
          </table:table-cell>
          <table:table-cell office:value-type="string">
            <text:p>GNP-ASHP </text:p>
          </table:table-cell>
          <table:table-cell table:number-columns-repeated="1022"/>
        </table:table-row>
        <table:table-row table:style-name="ro1">
          <table:table-cell office:value-type="string">
            <text:p>Knoxville TN </text:p>
          </table:table-cell>
          <table:table-cell office:value-type="string">
            <text:p>GNP-KNXP </text:p>
          </table:table-cell>
          <table:table-cell table:number-columns-repeated="1022"/>
        </table:table-row>
        <table:table-row table:style-name="ro1">
          <table:table-cell office:value-type="string">
            <text:p>Greenville SC </text:p>
          </table:table-cell>
          <table:table-cell office:value-type="string">
            <text:p>GNP-PROD </text:p>
          </table:table-cell>
          <table:table-cell table:number-columns-repeated="1022"/>
        </table:table-row>
        <table:table-row table:style-name="ro1">
          <table:table-cell office:value-type="string">
            <text:p>Cherry Hill NJ </text:p>
          </table:table-cell>
          <table:table-cell office:value-type="string">
            <text:p>GRN-CPRD </text:p>
          </table:table-cell>
          <table:table-cell table:number-columns-repeated="1022"/>
        </table:table-row>
        <table:table-row table:style-name="ro1">
          <table:table-cell office:value-type="string">
            <text:p>Rochester NY </text:p>
          </table:table-cell>
          <table:table-cell office:value-type="string">
            <text:p>GRN-PROD </text:p>
          </table:table-cell>
          <table:table-cell table:number-columns-repeated="1022"/>
        </table:table-row>
        <table:table-row table:style-name="ro1">
          <table:table-cell office:value-type="string">
            <text:p>Vineland NJ, </text:p>
          </table:table-cell>
          <table:table-cell office:value-type="string">
            <text:p>GRN-VPRD </text:p>
          </table:table-cell>
          <table:table-cell table:number-columns-repeated="1022"/>
        </table:table-row>
        <table:table-row table:style-name="ro1">
          <table:table-cell office:value-type="string">
            <text:p>Poughkeepsie NY </text:p>
          </table:table-cell>
          <table:table-cell office:value-type="string">
            <text:p>GSN-POUG </text:p>
          </table:table-cell>
          <table:table-cell table:number-columns-repeated="1022"/>
        </table:table-row>
        <table:table-row table:style-name="ro1">
          <table:table-cell office:value-type="string">
            <text:p>Westchester NY </text:p>
          </table:table-cell>
          <table:table-cell office:value-type="string">
            <text:p>GSN-TJNP </text:p>
          </table:table-cell>
          <table:table-cell table:number-columns-repeated="1022"/>
        </table:table-row>
        <table:table-row table:style-name="ro1">
          <table:table-cell office:value-type="string">
            <text:p>Indianapolis IN </text:p>
          </table:table-cell>
          <table:table-cell office:value-type="string">
            <text:p>INDY-PDIN </text:p>
          </table:table-cell>
          <table:table-cell table:number-columns-repeated="1022"/>
        </table:table-row>
        <table:table-row table:style-name="ro1">
          <table:table-cell office:value-type="string">
            <text:p>Lafayette IN </text:p>
          </table:table-cell>
          <table:table-cell office:value-type="string">
            <text:p>INDY-PDLA </text:p>
          </table:table-cell>
          <table:table-cell table:number-columns-repeated="1022"/>
        </table:table-row>
        <table:table-row table:style-name="ro1">
          <table:table-cell office:value-type="string">
            <text:p>Muncie IN </text:p>
          </table:table-cell>
          <table:table-cell office:value-type="string">
            <text:p>INDY-PDMU </text:p>
          </table:table-cell>
          <table:table-cell table:number-columns-repeated="1022"/>
        </table:table-row>
        <table:table-row table:style-name="ro1">
          <table:table-cell office:value-type="string">
            <text:p>Richmond IN </text:p>
          </table:table-cell>
          <table:table-cell office:value-type="string">
            <text:p>INDY-PDRI </text:p>
          </table:table-cell>
          <table:table-cell table:number-columns-repeated="1022"/>
        </table:table-row>
        <table:table-row table:style-name="ro1">
          <table:table-cell office:value-type="string">
            <text:p>York Pennsylvania Newspapers </text:p>
          </table:table-cell>
          <table:table-cell office:value-type="string">
            <text:p>KEYSTONE-PROD </text:p>
          </table:table-cell>
          <table:table-cell table:number-columns-repeated="1022"/>
        </table:table-row>
        <table:table-row table:style-name="ro1">
          <table:table-cell office:value-type="string">
            <text:p>Lansing MI </text:p>
          </table:table-cell>
          <table:table-cell office:value-type="string">
            <text:p>LANSING-PROD </text:p>
          </table:table-cell>
          <table:table-cell table:number-columns-repeated="1022"/>
        </table:table-row>
        <table:table-row table:style-name="ro1">
          <table:table-cell office:value-type="string">
            <text:p>Abilene TX </text:p>
          </table:table-cell>
          <table:table-cell office:value-type="string">
            <text:p>LEADER-CTXP </text:p>
          </table:table-cell>
          <table:table-cell table:number-columns-repeated="1022"/>
        </table:table-row>
        <table:table-row table:style-name="ro1">
          <table:table-cell office:value-type="string">
            <text:p>Corpus Christi TX </text:p>
          </table:table-cell>
          <table:table-cell office:value-type="string">
            <text:p>LEADER-CTXP </text:p>
          </table:table-cell>
          <table:table-cell table:number-columns-repeated="1022"/>
        </table:table-row>
        <table:table-row table:style-name="ro1">
          <table:table-cell office:value-type="string">
            <text:p>San Angelo TX </text:p>
          </table:table-cell>
          <table:table-cell office:value-type="string">
            <text:p>LEADER-CTXP </text:p>
          </table:table-cell>
          <table:table-cell table:number-columns-repeated="1022"/>
        </table:table-row>
        <table:table-row table:style-name="ro1">
          <table:table-cell office:value-type="string">
            <text:p>Wichita Falls TX </text:p>
          </table:table-cell>
          <table:table-cell office:value-type="string">
            <text:p>LEADER-CTXP </text:p>
          </table:table-cell>
          <table:table-cell table:number-columns-repeated="1022"/>
        </table:table-row>
        <table:table-row table:style-name="ro1">
          <table:table-cell office:value-type="string">
            <text:p>Mountain Home <text:s/>AR </text:p>
          </table:table-cell>
          <table:table-cell office:value-type="string">
            <text:p>LEADER-MTNH </text:p>
          </table:table-cell>
          <table:table-cell table:number-columns-repeated="1022"/>
        </table:table-row>
        <table:table-row table:style-name="ro1">
          <table:table-cell office:value-type="string">
            <text:p>Springfield MO </text:p>
          </table:table-cell>
          <table:table-cell office:value-type="string">
            <text:p>LEADER-PROD </text:p>
          </table:table-cell>
          <table:table-cell table:number-columns-repeated="1022"/>
        </table:table-row>
        <table:table-row table:style-name="ro1">
          <table:table-cell office:value-type="string">
            <text:p>Evansville KY </text:p>
          </table:table-cell>
          <table:table-cell office:value-type="string">
            <text:p>LOUISVIL-EVHP </text:p>
          </table:table-cell>
          <table:table-cell table:number-columns-repeated="1022"/>
        </table:table-row>
        <table:table-row table:style-name="ro1">
          <table:table-cell office:value-type="string">
            <text:p>Louisville KY </text:p>
          </table:table-cell>
          <table:table-cell office:value-type="string">
            <text:p>LOUISVIL-PROD <text:s/></text:p>
          </table:table-cell>
          <table:table-cell table:number-columns-repeated="1022"/>
        </table:table-row>
        <table:table-row table:style-name="ro1">
          <table:table-cell office:value-type="string">
            <text:p>Memphis TN </text:p>
          </table:table-cell>
          <table:table-cell office:value-type="string">
            <text:p>MEMPHIS-MEMP </text:p>
          </table:table-cell>
          <table:table-cell table:number-columns-repeated="1022"/>
        </table:table-row>
        <table:table-row table:style-name="ro1">
          <table:table-cell office:value-type="string">
            <text:p>Montgomery AL </text:p>
          </table:table-cell>
          <table:table-cell office:value-type="string">
            <text:p>MONTADV-PROD </text:p>
          </table:table-cell>
          <table:table-cell table:number-columns-repeated="1022"/>
        </table:table-row>
        <table:table-row table:style-name="ro1">
          <table:table-cell office:value-type="string">
            <text:p>Guam </text:p>
          </table:table-cell>
          <table:table-cell office:value-type="string">
            <text:p>PACNEWS-PROD </text:p>
          </table:table-cell>
          <table:table-cell table:number-columns-repeated="1022"/>
        </table:table-row>
        <table:table-row table:style-name="ro1">
          <table:table-cell office:value-type="string">
            <text:p>Palm Springs CA </text:p>
          </table:table-cell>
          <table:table-cell office:value-type="string">
            <text:p>PALM-PROD </text:p>
          </table:table-cell>
          <table:table-cell table:number-columns-repeated="1022"/>
        </table:table-row>
        <table:table-row table:style-name="ro1">
          <table:table-cell office:value-type="string">
            <text:p>Pensacola FL </text:p>
          </table:table-cell>
          <table:table-cell office:value-type="string">
            <text:p>PENSACOL-PROD </text:p>
          </table:table-cell>
          <table:table-cell table:number-columns-repeated="1022"/>
        </table:table-row>
        <table:table-row table:style-name="ro1">
          <table:table-cell office:value-type="string">
            <text:p>Reno Nevada </text:p>
          </table:table-cell>
          <table:table-cell office:value-type="string">
            <text:p>RENO-PROD </text:p>
          </table:table-cell>
          <table:table-cell table:number-columns-repeated="1022"/>
        </table:table-row>
        <table:table-row table:style-name="ro1">
          <table:table-cell office:value-type="string">
            <text:p>St George UT </text:p>
          </table:table-cell>
          <table:table-cell office:value-type="string">
            <text:p>RENO-SPRD <text:s text:c="2"/></text:p>
          </table:table-cell>
          <table:table-cell table:number-columns-repeated="1022"/>
        </table:table-row>
        <table:table-row table:style-name="ro1">
          <table:table-cell office:value-type="string">
            <text:p>Salem OR </text:p>
          </table:table-cell>
          <table:table-cell office:value-type="string">
            <text:p>SALEM-PROD </text:p>
          </table:table-cell>
          <table:table-cell table:number-columns-repeated="1022"/>
        </table:table-row>
        <table:table-row table:style-name="ro1">
          <table:table-cell office:value-type="string">
            <text:p>Salinas CA </text:p>
          </table:table-cell>
          <table:table-cell office:value-type="string">
            <text:p>SALINAS-PROD </text:p>
          </table:table-cell>
          <table:table-cell table:number-columns-repeated="1022"/>
        </table:table-row>
        <table:table-row table:style-name="ro1">
          <table:table-cell office:value-type="string">
            <text:p>Salisbury MD </text:p>
          </table:table-cell>
          <table:table-cell office:value-type="string">
            <text:p>SALISBURY-SALP </text:p>
          </table:table-cell>
          <table:table-cell table:number-columns-repeated="1022"/>
        </table:table-row>
        <table:table-row table:style-name="ro1">
          <table:table-cell office:value-type="string">
            <text:p>Louisiana Newspapers </text:p>
          </table:table-cell>
          <table:table-cell office:value-type="string">
            <text:p>SHRVPORT-PROD </text:p>
          </table:table-cell>
          <table:table-cell table:number-columns-repeated="1022"/>
        </table:table-row>
        <table:table-row table:style-name="ro1">
          <table:table-cell office:value-type="string">
            <text:p>Staunton VA </text:p>
          </table:table-cell>
          <table:table-cell office:value-type="string">
            <text:p>SNL-STAP </text:p>
          </table:table-cell>
          <table:table-cell table:number-columns-repeated="1022"/>
        </table:table-row>
        <table:table-row table:style-name="ro1">
          <table:table-cell office:value-type="string">
            <text:p>Saint Cloud MN </text:p>
          </table:table-cell>
          <table:table-cell office:value-type="string">
            <text:p>STCLOUD-PROD </text:p>
          </table:table-cell>
          <table:table-cell table:number-columns-repeated="1022"/>
        </table:table-row>
        <table:table-row table:style-name="ro1">
          <table:table-cell office:value-type="string">
            <text:p>Detroit MI </text:p>
          </table:table-cell>
          <table:table-cell office:value-type="string">
            <text:p>STERLING-PROD </text:p>
          </table:table-cell>
          <table:table-cell table:number-columns-repeated="1022"/>
        </table:table-row>
        <table:table-row table:style-name="ro1">
          <table:table-cell office:value-type="string">
            <text:p>Tallahassee FL </text:p>
          </table:table-cell>
          <table:table-cell office:value-type="string">
            <text:p>TALDEM-PROD </text:p>
          </table:table-cell>
          <table:table-cell table:number-columns-repeated="1022"/>
        </table:table-row>
        <table:table-row table:style-name="ro1">
          <table:table-cell office:value-type="string">
            <text:p>Nashville/Murreesboro </text:p>
          </table:table-cell>
          <table:table-cell office:value-type="string">
            <text:p>TENN1-PROD </text:p>
          </table:table-cell>
          <table:table-cell table:number-columns-repeated="1022"/>
        </table:table-row>
        <table:table-row table:style-name="ro1">
          <table:table-cell office:value-type="string">
            <text:p>Brevard FL </text:p>
          </table:table-cell>
          <table:table-cell office:value-type="string">
            <text:p>TODAY-PROD </text:p>
          </table:table-cell>
          <table:table-cell table:number-columns-repeated="1022"/>
        </table:table-row>
        <table:table-row table:style-name="ro1">
          <table:table-cell office:value-type="string">
            <text:p>Treasure Coast FL </text:p>
          </table:table-cell>
          <table:table-cell office:value-type="string">
            <text:p>TODAY-PROD </text:p>
          </table:table-cell>
          <table:table-cell table:number-columns-repeated="1022"/>
        </table:table-row>
        <table:table-row table:style-name="ro1">
          <table:table-cell office:value-type="string">
            <text:p>Great Falls MT </text:p>
          </table:table-cell>
          <table:table-cell office:value-type="string">
            <text:p>TRIBUNE-PROD </text:p>
          </table:table-cell>
          <table:table-cell table:number-columns-repeated="1022"/>
        </table:table-row>
        <table:table-row table:style-name="ro1">
          <table:table-cell office:value-type="string">
            <text:p>Texas Newspapers group </text:p>
          </table:table-cell>
          <table:table-cell office:value-type="string">
            <text:p>TXNM-PROD </text:p>
          </table:table-cell>
          <table:table-cell table:number-columns-repeated="1022"/>
        </table:table-row>
        <table:table-row table:style-name="ro1">
          <table:table-cell office:value-type="string">
            <text:p>Ventura CA, </text:p>
          </table:table-cell>
          <table:table-cell office:value-type="string">
            <text:p>VISALIA- JMGP </text:p>
          </table:table-cell>
          <table:table-cell table:number-columns-repeated="1022"/>
        </table:table-row>
        <table:table-row table:style-name="ro1">
          <table:table-cell office:value-type="string">
            <text:p>KITSAP </text:p>
          </table:table-cell>
          <table:table-cell office:value-type="string">
            <text:p>VISALIA-JMGP </text:p>
          </table:table-cell>
          <table:table-cell table:number-columns-repeated="1022"/>
        </table:table-row>
        <table:table-row table:style-name="ro1">
          <table:table-cell office:value-type="string">
            <text:p>Redding CA </text:p>
          </table:table-cell>
          <table:table-cell office:value-type="string">
            <text:p>VISALIA-JMGP </text:p>
          </table:table-cell>
          <table:table-cell table:number-columns-repeated="1022"/>
        </table:table-row>
        <table:table-row table:style-name="ro1">
          <table:table-cell office:value-type="string">
            <text:p>Visalia CA </text:p>
          </table:table-cell>
          <table:table-cell office:value-type="string">
            <text:p>VISALIA-PROD 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oles</text:p>
          </table:table-cell>
          <table:table-cell office:value-type="string">
            <text:p>CSR-DS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irculation Superviso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irculation Manag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irculation Director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irculation Department Hea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inance 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inance 3</text:p>
          </table:table-cell>
          <table:table-cell table:number-columns-repeated="1022"/>
        </table:table-row>
        <table:table-row table:style-name="ro1">
          <table:table-cell office:value-type="string">
            <text:p>Corp Admin </text:p>
          </table:table-cell>
          <table:table-cell office:value-type="string">
            <text:p>NSSC Adm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BOC-Directo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BOC-Superviso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SSC FIN1 (Clerks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SSC FIN2 (Supervisors/Managers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SSC FIN3 (Senior Managers/Controllers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SSC FIN4 (Directors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formation Technology Adm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formation Technology Corp Admin</text:p>
          </table:table-cell>
          <table:table-cell table:number-columns-repeated="1022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SAT" table:style-name="ta4" table:print="false">
        <table:table-column table:style-name="co4" table:number-columns-repeated="5" table:default-cell-style-name="Excel_20_Built-in_20_Normal"/>
        <table:table-column table:style-name="co10" table:default-cell-style-name="Excel_20_Built-in_20_Normal"/>
        <table:table-column table:style-name="co4" table:number-columns-repeated="1018" table:default-cell-style-name="Excel_20_Built-in_20_Normal"/>
        <table:table-row table:style-name="ro1">
          <table:table-cell/>
          <table:table-cell>
            <draw:custom-shape table:end-cell-address="ASAT.B3" table:end-x="0.921cm" table:end-y="0.292cm" draw:z-index="0" draw:name="AutoShape 1" draw:style-name="gr1" draw:text-style-name="P1" svg:width="0.846cm" svg:height="0.869cm" svg:x="0.075cm" svg:y="0.426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2"/>
        </table:table-row>
        <table:table-row table:style-name="ro4">
          <table:table-cell/>
          <table:table-cell table:style-name="ce33" table:number-columns-spanned="5" table:number-rows-spanned="1">
            <draw:custom-shape table:end-cell-address="ASAT.B4" table:end-x="0.921cm" table:end-y="0.291cm" draw:z-index="1" draw:name="AutoShape 2" draw:style-name="gr1" draw:text-style-name="P1" svg:width="0.846cm" svg:height="0.84cm" svg:x="0.075cm" svg:y="0.485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4" table:style-name="ce35"/>
          <table:table-cell table:style-name="ce41" table:number-columns-spanned="1" table:number-rows-spanned="176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5" table:end-x="0.921cm" table:end-y="0.293cm" draw:z-index="2" draw:name="AutoShape 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')">East Group</text:a></text:p>
            <draw:custom-shape table:end-cell-address="ASAT.C5" table:end-x="0.921cm" table:end-y="0.293cm" draw:z-index="3" draw:name="AutoShape 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6" table:end-x="0.921cm" table:end-y="0.293cm" draw:z-index="4" draw:name="AutoShape 5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6" table:end-x="0.921cm" table:end-y="0.293cm" draw:z-index="5" draw:name="AutoShape 6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')">Atlantic Sub</text:a></text:p>
            <draw:custom-shape table:end-cell-address="ASAT.D6" table:end-x="0.921cm" table:end-y="0.293cm" draw:z-index="6" draw:name="AutoShape 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7" table:end-x="0.921cm" table:end-y="0.291cm" draw:z-index="7" draw:name="AutoShape 8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7" table:end-x="0.921cm" table:end-y="0.291cm" draw:z-index="8" draw:name="AutoShape 9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7" table:end-x="0.921cm" table:end-y="0.291cm" draw:z-index="9" draw:name="AutoShape 10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//15')">MidAtlantic Geo</text:a></text:p>
            <draw:custom-shape table:end-cell-address="ASAT.E7" table:end-x="0.921cm" table:end-y="0.291cm" draw:z-index="10" draw:name="AutoShape 11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8" table:end-x="0.921cm" table:end-y="0.293cm" draw:z-index="11" draw:name="AutoShape 1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8" table:end-x="0.921cm" table:end-y="0.293cm" draw:z-index="12" draw:name="AutoShape 1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8" table:end-x="0.921cm" table:end-y="0.293cm" draw:z-index="13" draw:name="AutoShape 1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8" table:end-x="0.921cm" table:end-y="0.293cm" draw:z-index="14" draw:name="AutoShape 15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//15//99')">Salisbury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9" table:end-x="0.921cm" table:end-y="0.292cm" draw:z-index="15" draw:name="AutoShape 16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9" table:end-x="0.921cm" table:end-y="0.292cm" draw:z-index="16" draw:name="AutoShape 17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9" table:end-x="0.921cm" table:end-y="0.292cm" draw:z-index="17" draw:name="AutoShape 18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1//1//15//121')">Wilmington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10" table:end-x="0.921cm" table:end-y="0.292cm" draw:z-index="18" draw:name="AutoShape 1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10" table:end-x="0.921cm" table:end-y="0.292cm" draw:z-index="19" draw:name="AutoShape 2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1//1//23')">Pennsylvania Geo</text:a></text:p>
            <draw:custom-shape table:end-cell-address="ASAT.E10" table:end-x="0.921cm" table:end-y="0.292cm" draw:z-index="20" draw:name="AutoShape 2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11" table:end-x="0.921cm" table:end-y="0.293cm" draw:z-index="21" draw:name="AutoShape 2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11" table:end-x="0.921cm" table:end-y="0.293cm" draw:z-index="22" draw:name="AutoShape 2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4">
            <draw:custom-shape table:end-cell-address="ASAT.E11" table:end-x="0.921cm" table:end-y="0.293cm" draw:z-index="23" draw:name="AutoShape 2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//23//20')">Chambersburg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12" table:end-x="0.921cm" table:end-y="0.292cm" draw:z-index="24" draw:name="AutoShape 25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12" table:end-x="0.921cm" table:end-y="0.292cm" draw:z-index="25" draw:name="AutoShape 26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4">
            <draw:custom-shape table:end-cell-address="ASAT.E12" table:end-x="0.921cm" table:end-y="0.292cm" draw:z-index="26" draw:name="AutoShape 27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//23//46')">Hanover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13" table:end-x="0.921cm" table:end-y="0.292cm" draw:z-index="27" draw:name="AutoShape 2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13" table:end-x="0.921cm" table:end-y="0.292cm" draw:z-index="28" draw:name="AutoShape 2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4">
            <draw:custom-shape table:end-cell-address="ASAT.E13" table:end-x="0.921cm" table:end-y="0.292cm" draw:z-index="29" draw:name="AutoShape 3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//23//62')">Lebanon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14" table:end-x="0.921cm" table:end-y="0.293cm" draw:z-index="30" draw:name="AutoShape 3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14" table:end-x="0.921cm" table:end-y="0.293cm" draw:z-index="31" draw:name="AutoShape 3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repeated="2"/>
          <table:table-cell table:style-name="ce40" office:value-type="string">
            <text:p><text:a xlink:href="javascript:__doPostBack('ctl00$MainContent$tvGroups','s1//1//23//124')">York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15" table:end-x="0.921cm" table:end-y="0.292cm" draw:z-index="32" draw:name="AutoShape 33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15" table:end-x="0.921cm" table:end-y="0.292cm" draw:z-index="33" draw:name="AutoShape 34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2')">FLSouthEast Sub</text:a></text:p>
            <draw:custom-shape table:end-cell-address="ASAT.D15" table:end-x="0.921cm" table:end-y="0.292cm" draw:z-index="34" draw:name="AutoShape 35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16" table:end-x="0.921cm" table:end-y="0.292cm" draw:z-index="35" draw:name="AutoShape 36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16" table:end-x="0.921cm" table:end-y="0.292cm" draw:z-index="36" draw:name="AutoShape 3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6" table:end-x="0.921cm" table:end-y="0.292cm" draw:z-index="37" draw:name="AutoShape 3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2//2')">Carolinas Geo</text:a></text:p>
            <draw:custom-shape table:end-cell-address="ASAT.E16" table:end-x="0.921cm" table:end-y="0.292cm" draw:z-index="38" draw:name="AutoShape 3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17" table:end-x="0.921cm" table:end-y="0.293cm" draw:z-index="39" draw:name="AutoShape 4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17" table:end-x="0.921cm" table:end-y="0.293cm" draw:z-index="40" draw:name="AutoShape 4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7" table:end-x="0.921cm" table:end-y="0.293cm" draw:z-index="41" draw:name="AutoShape 4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7" table:end-x="0.921cm" table:end-y="0.293cm" draw:z-index="42" draw:name="AutoShape 4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2//2//6')">Anderson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18" table:end-x="0.921cm" table:end-y="0.292cm" draw:z-index="43" draw:name="AutoShape 44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18" table:end-x="0.921cm" table:end-y="0.292cm" draw:z-index="44" draw:name="AutoShape 45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8" table:end-x="0.921cm" table:end-y="0.292cm" draw:z-index="45" draw:name="AutoShape 46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8" table:end-x="0.921cm" table:end-y="0.292cm" draw:z-index="46" draw:name="AutoShape 47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2//2//9')">Asheville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19" table:end-x="0.921cm" table:end-y="0.292cm" draw:z-index="47" draw:name="AutoShape 4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19" table:end-x="0.921cm" table:end-y="0.292cm" draw:z-index="48" draw:name="AutoShape 4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9" table:end-x="0.921cm" table:end-y="0.292cm" draw:z-index="49" draw:name="AutoShape 5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1//2//2//44')">Greenville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20" table:end-x="0.921cm" table:end-y="0.292cm" draw:z-index="50" draw:name="AutoShape 51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20" table:end-x="0.921cm" table:end-y="0.292cm" draw:z-index="51" draw:name="AutoShape 52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20" table:end-x="0.921cm" table:end-y="0.292cm" draw:z-index="52" draw:name="AutoShape 53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2//8')">FloridaSE Geo</text:a></text:p>
            <draw:custom-shape table:end-cell-address="ASAT.E20" table:end-x="0.921cm" table:end-y="0.292cm" draw:z-index="53" draw:name="AutoShape 54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21" table:end-x="0.921cm" table:end-y="0.293cm" draw:z-index="54" draw:name="AutoShape 55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4">
            <draw:custom-shape table:end-cell-address="ASAT.D21" table:end-x="0.921cm" table:end-y="0.293cm" draw:z-index="56" draw:name="AutoShape 5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F20" table:end-x="0.338cm" table:end-y="0.427cm" draw:z-index="55" draw:name="AutoShape 56" draw:style-name="gr1" draw:text-style-name="P1" svg:width="0.853cm" svg:height="0.762cm" svg:x="1.186cm" svg:y="0.18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40" office:value-type="string">
            <text:p><text:a xlink:href="javascript:__doPostBack('ctl00$MainContent$tvGroups','s1//2//8//14')">Brevard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22" table:end-x="0.921cm" table:end-y="0.292cm" draw:z-index="57" draw:name="AutoShape 5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22" table:end-x="0.921cm" table:end-y="0.292cm" draw:z-index="58" draw:name="AutoShape 5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22" table:end-x="0.921cm" table:end-y="0.292cm" draw:z-index="59" draw:name="AutoShape 6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2//30')">TreasCoast2 Geo</text:a></text:p>
            <draw:custom-shape table:end-cell-address="ASAT.E22" table:end-x="0.921cm" table:end-y="0.292cm" draw:z-index="60" draw:name="AutoShape 6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23" table:end-x="0.921cm" table:end-y="0.292cm" draw:z-index="61" draw:name="AutoShape 62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23" table:end-x="0.921cm" table:end-y="0.292cm" draw:z-index="62" draw:name="AutoShape 63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23" table:end-x="0.921cm" table:end-y="0.292cm" draw:z-index="63" draw:name="AutoShape 64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23" table:end-x="0.921cm" table:end-y="0.292cm" draw:z-index="64" draw:name="AutoShape 65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2//30//90')">Port_St_Lucie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24" table:end-x="0.921cm" table:end-y="0.293cm" draw:z-index="65" draw:name="AutoShape 66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24" table:end-x="0.921cm" table:end-y="0.293cm" draw:z-index="66" draw:name="AutoShape 6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24" table:end-x="0.921cm" table:end-y="0.293cm" draw:z-index="67" draw:name="AutoShape 6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24" table:end-x="0.921cm" table:end-y="0.293cm" draw:z-index="68" draw:name="AutoShape 6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2//30//110')">Stuart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25" table:end-x="0.921cm" table:end-y="0.292cm" draw:z-index="69" draw:name="AutoShape 7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25" table:end-x="0.921cm" table:end-y="0.292cm" draw:z-index="70" draw:name="AutoShape 7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25" table:end-x="0.921cm" table:end-y="0.292cm" draw:z-index="71" draw:name="AutoShape 7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1//2//30//115')">Vero_Beach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26" table:end-x="0.921cm" table:end-y="0.292cm" draw:z-index="72" draw:name="AutoShape 73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26" table:end-x="0.921cm" table:end-y="0.292cm" draw:z-index="73" draw:name="AutoShape 74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1//2//31')">Virginia Geo</text:a></text:p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27" table:end-x="0.921cm" table:end-y="0.293cm" draw:z-index="74" draw:name="AutoShape 75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27" table:end-x="0.921cm" table:end-y="0.293cm" draw:z-index="75" draw:name="AutoShape 76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3')">FLSouthWest Sub</text:a></text:p>
            <draw:custom-shape table:end-cell-address="ASAT.D27" table:end-x="0.921cm" table:end-y="0.293cm" draw:z-index="76" draw:name="AutoShape 7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28" table:end-x="0.921cm" table:end-y="0.291cm" draw:z-index="77" draw:name="AutoShape 78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28" table:end-x="0.921cm" table:end-y="0.291cm" draw:z-index="78" draw:name="AutoShape 79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1//3//9')">FloridaSW Geo</text:a></text:p>
            <draw:custom-shape table:end-cell-address="ASAT.E28" table:end-x="0.921cm" table:end-y="0.291cm" draw:z-index="79" draw:name="AutoShape 80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29" table:end-x="0.921cm" table:end-y="0.293cm" draw:z-index="80" draw:name="AutoShape 8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29" table:end-x="0.921cm" table:end-y="0.293cm" draw:z-index="81" draw:name="AutoShape 8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4">
            <draw:custom-shape table:end-cell-address="ASAT.E29" table:end-x="0.921cm" table:end-y="0.293cm" draw:z-index="82" draw:name="AutoShape 8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3//9//40')">Fort_Myers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30" table:end-x="0.921cm" table:end-y="0.293cm" draw:z-index="83" draw:name="AutoShape 8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30" table:end-x="0.921cm" table:end-y="0.293cm" draw:z-index="84" draw:name="AutoShape 85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4">
            <draw:custom-shape table:end-cell-address="ASAT.E30" table:end-x="0.921cm" table:end-y="0.293cm" draw:z-index="85" draw:name="AutoShape 86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3//9//78')">Naples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31" table:end-x="0.921cm" table:end-y="0.291cm" draw:z-index="86" draw:name="AutoShape 87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31" table:end-x="0.921cm" table:end-y="0.291cm" draw:z-index="87" draw:name="AutoShape 88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4">
            <draw:custom-shape table:end-cell-address="ASAT.E31" table:end-x="0.921cm" table:end-y="0.291cm" draw:z-index="88" draw:name="AutoShape 89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3//9//86')">Pensacola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32" table:end-x="0.921cm" table:end-y="0.293cm" draw:z-index="89" draw:name="AutoShape 9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32" table:end-x="0.921cm" table:end-y="0.293cm" draw:z-index="90" draw:name="AutoShape 9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repeated="2"/>
          <table:table-cell table:style-name="ce38" office:value-type="string">
            <text:p><text:a xlink:href="javascript:__doPostBack('ctl00$MainContent$tvGroups','s1//3//9//111')">Tallahassee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33" table:end-x="0.921cm" table:end-y="0.293cm" draw:z-index="91" draw:name="AutoShape 9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33" table:end-x="0.921cm" table:end-y="0.293cm" draw:z-index="92" draw:name="AutoShape 9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5')">Gulf Sub</text:a></text:p>
            <draw:custom-shape table:end-cell-address="ASAT.D33" table:end-x="0.921cm" table:end-y="0.293cm" draw:z-index="93" draw:name="AutoShape 9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34" table:end-x="0.921cm" table:end-y="0.292cm" draw:z-index="94" draw:name="AutoShape 95" draw:style-name="gr1" draw:text-style-name="P1" svg:width="0.846cm" svg:height="0.912cm" svg:x="0.075cm" svg:y="0.42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34" table:end-x="0.921cm" table:end-y="0.292cm" draw:z-index="95" draw:name="AutoShape 96" draw:style-name="gr1" draw:text-style-name="P1" svg:width="0.846cm" svg:height="0.912cm" svg:x="0.075cm" svg:y="0.42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34" table:end-x="0.921cm" table:end-y="0.292cm" draw:z-index="96" draw:name="AutoShape 97" draw:style-name="gr1" draw:text-style-name="P1" svg:width="0.846cm" svg:height="0.912cm" svg:x="0.075cm" svg:y="0.42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5//11')">Gulf Geo</text:a></text:p>
            <draw:custom-shape table:end-cell-address="ASAT.E34" table:end-x="0.921cm" table:end-y="0.292cm" draw:z-index="97" draw:name="AutoShape 98" draw:style-name="gr1" draw:text-style-name="P1" svg:width="0.846cm" svg:height="0.912cm" svg:x="0.075cm" svg:y="0.428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35" table:end-x="0.921cm" table:end-y="0.292cm" draw:z-index="98" draw:name="AutoShape 9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35" table:end-x="0.921cm" table:end-y="0.292cm" draw:z-index="99" draw:name="AutoShape 10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35" table:end-x="0.921cm" table:end-y="0.292cm" draw:z-index="100" draw:name="AutoShape 10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35" table:end-x="0.921cm" table:end-y="0.292cm" draw:z-index="101" draw:name="AutoShape 10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5//11//47')">Hattiesburg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36" table:end-x="0.921cm" table:end-y="0.292cm" draw:z-index="102" draw:name="AutoShape 103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36" table:end-x="0.921cm" table:end-y="0.292cm" draw:z-index="103" draw:name="AutoShape 104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36" table:end-x="0.921cm" table:end-y="0.292cm" draw:z-index="104" draw:name="AutoShape 105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36" table:end-x="0.921cm" table:end-y="0.292cm" draw:z-index="105" draw:name="AutoShape 106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5//11//52')">Jackson_MS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37" table:end-x="0.921cm" table:end-y="0.293cm" draw:z-index="106" draw:name="AutoShape 10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37" table:end-x="0.921cm" table:end-y="0.293cm" draw:z-index="107" draw:name="AutoShape 10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37" table:end-x="0.921cm" table:end-y="0.293cm" draw:z-index="108" draw:name="AutoShape 10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1//5//11//73')">Montgomery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38" table:end-x="0.921cm" table:end-y="0.292cm" draw:z-index="109" draw:name="AutoShape 11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38" table:end-x="0.921cm" table:end-y="0.292cm" draw:z-index="110" draw:name="AutoShape 11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1//5//14')">Louisiana Geo</text:a></text:p>
            <draw:custom-shape table:end-cell-address="ASAT.E38" table:end-x="0.921cm" table:end-y="0.292cm" draw:z-index="111" draw:name="AutoShape 11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39" table:end-x="0.921cm" table:end-y="0.292cm" draw:z-index="112" draw:name="AutoShape 113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39" table:end-x="0.921cm" table:end-y="0.292cm" draw:z-index="113" draw:name="AutoShape 114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4">
            <draw:custom-shape table:end-cell-address="ASAT.E39" table:end-x="0.921cm" table:end-y="0.292cm" draw:z-index="114" draw:name="AutoShape 115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5//14//5')">Alexandria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40" table:end-x="0.921cm" table:end-y="0.293cm" draw:z-index="115" draw:name="AutoShape 116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40" table:end-x="0.921cm" table:end-y="0.293cm" draw:z-index="116" draw:name="AutoShape 11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4">
            <draw:custom-shape table:end-cell-address="ASAT.E40" table:end-x="0.921cm" table:end-y="0.293cm" draw:z-index="117" draw:name="AutoShape 11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5//14//57')">Lafayette_LA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41" table:end-x="0.921cm" table:end-y="0.292cm" draw:z-index="118" draw:name="AutoShape 11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41" table:end-x="0.921cm" table:end-y="0.292cm" draw:z-index="119" draw:name="AutoShape 12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4">
            <draw:custom-shape table:end-cell-address="ASAT.E41" table:end-x="0.921cm" table:end-y="0.292cm" draw:z-index="120" draw:name="AutoShape 12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5//14//72')">Monroe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42" table:end-x="0.921cm" table:end-y="0.292cm" draw:z-index="121" draw:name="AutoShape 122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42" table:end-x="0.921cm" table:end-y="0.292cm" draw:z-index="122" draw:name="AutoShape 123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4">
            <draw:custom-shape table:end-cell-address="ASAT.E42" table:end-x="0.921cm" table:end-y="0.292cm" draw:z-index="123" draw:name="AutoShape 124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5//14//83')">Opelousas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43" table:end-x="0.921cm" table:end-y="0.293cm" draw:z-index="124" draw:name="AutoShape 125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43" table:end-x="0.921cm" table:end-y="0.293cm" draw:z-index="125" draw:name="AutoShape 126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repeated="2"/>
          <table:table-cell table:style-name="ce38" office:value-type="string">
            <text:p><text:a xlink:href="javascript:__doPostBack('ctl00$MainContent$tvGroups','s1//5//14//102')">Shreveport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44" table:end-x="0.921cm" table:end-y="0.291cm" draw:z-index="126" draw:name="AutoShape 127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44" table:end-x="0.921cm" table:end-y="0.291cm" draw:z-index="127" draw:name="AutoShape 128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9')">Michigan Sub</text:a></text:p>
            <draw:custom-shape table:end-cell-address="ASAT.D44" table:end-x="0.921cm" table:end-y="0.291cm" draw:z-index="128" draw:name="AutoShape 129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45" table:end-x="0.921cm" table:end-y="0.293cm" draw:z-index="129" draw:name="AutoShape 13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45" table:end-x="0.921cm" table:end-y="0.293cm" draw:z-index="130" draw:name="AutoShape 13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45" table:end-x="0.921cm" table:end-y="0.293cm" draw:z-index="131" draw:name="AutoShape 13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9//3')">Central_Michigan Geo</text:a></text:p>
            <draw:custom-shape table:end-cell-address="ASAT.E45" table:end-x="0.921cm" table:end-y="0.293cm" draw:z-index="132" draw:name="AutoShape 13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46" table:end-x="0.921cm" table:end-y="0.293cm" draw:z-index="133" draw:name="AutoShape 13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46" table:end-x="0.921cm" table:end-y="0.293cm" draw:z-index="134" draw:name="AutoShape 135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46" table:end-x="0.921cm" table:end-y="0.293cm" draw:z-index="135" draw:name="AutoShape 136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46" table:end-x="0.921cm" table:end-y="0.293cm" draw:z-index="136" draw:name="AutoShape 13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9//3//10')">Battle_Creek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47" table:end-x="0.921cm" table:end-y="0.291cm" draw:z-index="137" draw:name="AutoShape 138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47" table:end-x="0.921cm" table:end-y="0.291cm" draw:z-index="138" draw:name="AutoShape 139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47" table:end-x="0.921cm" table:end-y="0.291cm" draw:z-index="139" draw:name="AutoShape 140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47" table:end-x="0.921cm" table:end-y="0.291cm" draw:z-index="140" draw:name="AutoShape 141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9//3//59')">Lansing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48" table:end-x="0.921cm" table:end-y="0.293cm" draw:z-index="141" draw:name="AutoShape 14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48" table:end-x="0.921cm" table:end-y="0.293cm" draw:z-index="142" draw:name="AutoShape 14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48" table:end-x="0.921cm" table:end-y="0.293cm" draw:z-index="143" draw:name="AutoShape 14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48" table:end-x="0.921cm" table:end-y="0.293cm" draw:z-index="144" draw:name="AutoShape 145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9//3//60')">Lansing_Comm_News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49" table:end-x="0.921cm" table:end-y="0.293cm" draw:z-index="145" draw:name="AutoShape 146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49" table:end-x="0.921cm" table:end-y="0.293cm" draw:z-index="146" draw:name="AutoShape 14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49" table:end-x="0.921cm" table:end-y="0.293cm" draw:z-index="147" draw:name="AutoShape 14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49" table:end-x="0.921cm" table:end-y="0.293cm" draw:z-index="148" draw:name="AutoShape 14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9//3//63')">Livingston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50" table:end-x="0.921cm" table:end-y="0.291cm" draw:z-index="149" draw:name="AutoShape 150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50" table:end-x="0.921cm" table:end-y="0.291cm" draw:z-index="150" draw:name="AutoShape 151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50" table:end-x="0.921cm" table:end-y="0.291cm" draw:z-index="151" draw:name="AutoShape 152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1//9//3//89')">Port_Huron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51" table:end-x="0.921cm" table:end-y="0.293cm" draw:z-index="152" draw:name="AutoShape 15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51" table:end-x="0.921cm" table:end-y="0.293cm" draw:z-index="153" draw:name="AutoShape 15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1//9//6')">Detroit Geo</text:a></text:p>
            <draw:custom-shape table:end-cell-address="ASAT.E51" table:end-x="0.921cm" table:end-y="0.293cm" draw:z-index="154" draw:name="AutoShape 155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52" table:end-x="0.921cm" table:end-y="0.292cm" draw:z-index="155" draw:name="AutoShape 156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52" table:end-x="0.921cm" table:end-y="0.292cm" draw:z-index="156" draw:name="AutoShape 157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4">
            <draw:custom-shape table:end-cell-address="ASAT.E52" table:end-x="0.921cm" table:end-y="0.292cm" draw:z-index="157" draw:name="AutoShape 158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9//6//32')">Detroit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53" table:end-x="0.921cm" table:end-y="0.292cm" draw:z-index="158" draw:name="AutoShape 15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53" table:end-x="0.921cm" table:end-y="0.292cm" draw:z-index="159" draw:name="AutoShape 16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repeated="2"/>
          <table:table-cell table:style-name="ce38" office:value-type="string">
            <text:p><text:a xlink:href="javascript:__doPostBack('ctl00$MainContent$tvGroups','s1//9//6//82')">Observer_Eccentric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54" table:end-x="0.921cm" table:end-y="0.293cm" draw:z-index="160" draw:name="AutoShape 16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54" table:end-x="0.921cm" table:end-y="0.293cm" draw:z-index="161" draw:name="AutoShape 16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1')">NorthEast Sub</text:a></text:p>
            <draw:custom-shape table:end-cell-address="ASAT.D54" table:end-x="0.921cm" table:end-y="0.293cm" draw:z-index="162" draw:name="AutoShape 16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55" table:end-x="0.921cm" table:end-y="0.292cm" draw:z-index="163" draw:name="AutoShape 164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55" table:end-x="0.921cm" table:end-y="0.292cm" draw:z-index="164" draw:name="AutoShape 165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55" table:end-x="0.921cm" table:end-y="0.292cm" draw:z-index="165" draw:name="AutoShape 166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1//1')">BIE Geo</text:a></text:p>
            <draw:custom-shape table:end-cell-address="ASAT.E55" table:end-x="0.921cm" table:end-y="0.292cm" draw:z-index="166" draw:name="AutoShape 167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56" table:end-x="0.921cm" table:end-y="0.292cm" draw:z-index="167" draw:name="AutoShape 16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56" table:end-x="0.921cm" table:end-y="0.292cm" draw:z-index="168" draw:name="AutoShape 16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56" table:end-x="0.921cm" table:end-y="0.292cm" draw:z-index="169" draw:name="AutoShape 17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56" table:end-x="0.921cm" table:end-y="0.292cm" draw:z-index="170" draw:name="AutoShape 17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1//1//13')">Binghamton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57" table:end-x="0.921cm" table:end-y="0.293cm" draw:z-index="171" draw:name="AutoShape 17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57" table:end-x="0.921cm" table:end-y="0.293cm" draw:z-index="172" draw:name="AutoShape 17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57" table:end-x="0.921cm" table:end-y="0.293cm" draw:z-index="173" draw:name="AutoShape 17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57" table:end-x="0.921cm" table:end-y="0.293cm" draw:z-index="174" draw:name="AutoShape 175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1//1//35')">Elmira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58" table:end-x="0.921cm" table:end-y="0.292cm" draw:z-index="175" draw:name="AutoShape 176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58" table:end-x="0.921cm" table:end-y="0.292cm" draw:z-index="176" draw:name="AutoShape 177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58" table:end-x="0.921cm" table:end-y="0.292cm" draw:z-index="177" draw:name="AutoShape 178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1//11//1//51')">Ithaca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59" table:end-x="0.921cm" table:end-y="0.292cm" draw:z-index="178" draw:name="AutoShape 17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59" table:end-x="0.921cm" table:end-y="0.292cm" draw:z-index="179" draw:name="AutoShape 18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59" table:end-x="0.921cm" table:end-y="0.292cm" draw:z-index="180" draw:name="AutoShape 18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1//18')">New_Jersey Geo</text:a></text:p>
            <draw:custom-shape table:end-cell-address="ASAT.E59" table:end-x="0.921cm" table:end-y="0.292cm" draw:z-index="181" draw:name="AutoShape 18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60" table:end-x="0.921cm" table:end-y="0.292cm" draw:z-index="182" draw:name="AutoShape 183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60" table:end-x="0.921cm" table:end-y="0.292cm" draw:z-index="183" draw:name="AutoShape 184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60" table:end-x="0.921cm" table:end-y="0.292cm" draw:z-index="184" draw:name="AutoShape 185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60" table:end-x="0.921cm" table:end-y="0.292cm" draw:z-index="185" draw:name="AutoShape 186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40" office:value-type="string">
            <text:p><text:a xlink:href="javascript:__doPostBack('ctl00$MainContent$tvGroups','s1//11//18//8')">Asbury_Park_Press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61" table:end-x="0.921cm" table:end-y="0.293cm" draw:z-index="186" draw:name="AutoShape 18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61" table:end-x="0.921cm" table:end-y="0.293cm" draw:z-index="187" draw:name="AutoShape 18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61" table:end-x="0.921cm" table:end-y="0.293cm" draw:z-index="188" draw:name="AutoShape 18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61" table:end-x="0.921cm" table:end-y="0.293cm" draw:z-index="189" draw:name="AutoShape 19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1//18//12')">Bergen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62" table:end-x="0.921cm" table:end-y="0.292cm" draw:z-index="190" draw:name="AutoShape 19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62" table:end-x="0.921cm" table:end-y="0.292cm" draw:z-index="191" draw:name="AutoShape 19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62" table:end-x="0.921cm" table:end-y="0.292cm" draw:z-index="192" draw:name="AutoShape 19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62" table:end-x="0.921cm" table:end-y="0.292cm" draw:z-index="193" draw:name="AutoShape 19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40" office:value-type="string">
            <text:p><text:a xlink:href="javascript:__doPostBack('ctl00$MainContent$tvGroups','s1//11//18//15')">Bridgewater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63" table:end-x="0.921cm" table:end-y="0.292cm" draw:z-index="194" draw:name="AutoShape 195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63" table:end-x="0.921cm" table:end-y="0.292cm" draw:z-index="195" draw:name="AutoShape 196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63" table:end-x="0.921cm" table:end-y="0.292cm" draw:z-index="196" draw:name="AutoShape 197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63" table:end-x="0.921cm" table:end-y="0.292cm" draw:z-index="197" draw:name="AutoShape 198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1//18//21')">Cherry_Hill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64" table:end-x="0.921cm" table:end-y="0.293cm" draw:z-index="198" draw:name="AutoShape 19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64" table:end-x="0.921cm" table:end-y="0.293cm" draw:z-index="199" draw:name="AutoShape 20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64" table:end-x="0.921cm" table:end-y="0.293cm" draw:z-index="200" draw:name="AutoShape 20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64" table:end-x="0.921cm" table:end-y="0.293cm" draw:z-index="201" draw:name="AutoShape 20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1//18//33')">East_Brunswick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65" table:end-x="0.921cm" table:end-y="0.292cm" draw:z-index="202" draw:name="AutoShape 20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65" table:end-x="0.921cm" table:end-y="0.292cm" draw:z-index="203" draw:name="AutoShape 20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65" table:end-x="0.921cm" table:end-y="0.292cm" draw:z-index="204" draw:name="AutoShape 205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65" table:end-x="0.921cm" table:end-y="0.292cm" draw:z-index="205" draw:name="AutoShape 206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40" office:value-type="string">
            <text:p><text:a xlink:href="javascript:__doPostBack('ctl00$MainContent$tvGroups','s1//11//18//74')">Morristown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66" table:end-x="0.921cm" table:end-y="0.292cm" draw:z-index="206" draw:name="AutoShape 207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66" table:end-x="0.921cm" table:end-y="0.292cm" draw:z-index="207" draw:name="AutoShape 208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66" table:end-x="0.921cm" table:end-y="0.292cm" draw:z-index="208" draw:name="AutoShape 209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66" table:end-x="0.921cm" table:end-y="0.292cm" draw:z-index="209" draw:name="AutoShape 210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1//18//81')">Observer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67" table:end-x="0.921cm" table:end-y="0.293cm" draw:z-index="210" draw:name="AutoShape 21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67" table:end-x="0.921cm" table:end-y="0.293cm" draw:z-index="211" draw:name="AutoShape 21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67" table:end-x="0.921cm" table:end-y="0.293cm" draw:z-index="212" draw:name="AutoShape 21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67" table:end-x="0.921cm" table:end-y="0.293cm" draw:z-index="213" draw:name="AutoShape 21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1//18//112')">Times_Beacon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68" table:end-x="0.921cm" table:end-y="0.291cm" draw:z-index="214" draw:name="AutoShape 215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68" table:end-x="0.921cm" table:end-y="0.291cm" draw:z-index="215" draw:name="AutoShape 216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68" table:end-x="0.921cm" table:end-y="0.291cm" draw:z-index="216" draw:name="AutoShape 217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1//11//18//116')">Vineland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69" table:end-x="0.921cm" table:end-y="0.293cm" draw:z-index="217" draw:name="AutoShape 21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69" table:end-x="0.921cm" table:end-y="0.293cm" draw:z-index="218" draw:name="AutoShape 21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1//11//19')">New_York Geo</text:a></text:p>
            <draw:custom-shape table:end-cell-address="ASAT.E69" table:end-x="0.921cm" table:end-y="0.293cm" draw:z-index="219" draw:name="AutoShape 22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70" table:end-x="0.921cm" table:end-y="0.293cm" draw:z-index="220" draw:name="AutoShape 22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70" table:end-x="0.921cm" table:end-y="0.293cm" draw:z-index="221" draw:name="AutoShape 22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4">
            <draw:custom-shape table:end-cell-address="ASAT.E70" table:end-x="0.921cm" table:end-y="0.293cm" draw:z-index="222" draw:name="AutoShape 22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1//19//17')">Burlington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71" table:end-x="0.921cm" table:end-y="0.291cm" draw:z-index="223" draw:name="AutoShape 224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71" table:end-x="0.921cm" table:end-y="0.291cm" draw:z-index="224" draw:name="AutoShape 225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4">
            <draw:custom-shape table:end-cell-address="ASAT.E71" table:end-x="0.921cm" table:end-y="0.291cm" draw:z-index="225" draw:name="AutoShape 226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1//19//91')">Poughkeepsie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72" table:end-x="0.921cm" table:end-y="0.292cm" draw:z-index="226" draw:name="AutoShape 22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72" table:end-x="0.921cm" table:end-y="0.292cm" draw:z-index="227" draw:name="AutoShape 22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4">
            <draw:custom-shape table:end-cell-address="ASAT.E72" table:end-x="0.921cm" table:end-y="0.292cm" draw:z-index="228" draw:name="AutoShape 22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1//19//95')">Rochester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73" table:end-x="0.921cm" table:end-y="0.293cm" draw:z-index="229" draw:name="AutoShape 23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C73" table:end-x="0.921cm" table:end-y="0.293cm" draw:z-index="230" draw:name="AutoShape 23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repeated="2"/>
          <table:table-cell table:style-name="ce38" office:value-type="string">
            <text:p><text:a xlink:href="javascript:__doPostBack('ctl00$MainContent$tvGroups','s1//11//19//119')">Westchester_Suburban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74" table:end-x="0.921cm" table:end-y="0.292cm" draw:z-index="231" draw:name="AutoShape 232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1//16')">Tennessee Sub</text:a></text:p>
            <draw:custom-shape table:end-cell-address="ASAT.D74" table:end-x="0.921cm" table:end-y="0.292cm" draw:z-index="232" draw:name="AutoShape 233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75" table:end-x="0.921cm" table:end-y="0.292cm" draw:z-index="233" draw:name="AutoShape 23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repeated="2"/>
          <table:table-cell table:style-name="ce38" office:value-type="string">
            <text:p><text:a xlink:href="javascript:__doPostBack('ctl00$MainContent$tvGroups','s1//16//27')">Tennessee Geo</text:a></text:p>
            <draw:custom-shape table:end-cell-address="ASAT.E75" table:end-x="0.921cm" table:end-y="0.292cm" draw:z-index="234" draw:name="AutoShape 235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76" table:end-x="0.921cm" table:end-y="0.292cm" draw:z-index="235" draw:name="AutoShape 236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repeated="2"/>
          <table:table-cell table:style-name="ce34">
            <draw:custom-shape table:end-cell-address="ASAT.E76" table:end-x="0.921cm" table:end-y="0.292cm" draw:z-index="236" draw:name="AutoShape 237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6//27//24')">Clarksville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77" table:end-x="0.921cm" table:end-y="0.293cm" draw:z-index="237" draw:name="AutoShape 23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repeated="2"/>
          <table:table-cell table:style-name="ce34">
            <draw:custom-shape table:end-cell-address="ASAT.E77" table:end-x="0.921cm" table:end-y="0.293cm" draw:z-index="238" draw:name="AutoShape 23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6//27//53')">Jackson_TN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78" table:end-x="0.921cm" table:end-y="0.292cm" draw:z-index="239" draw:name="AutoShape 24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repeated="2"/>
          <table:table-cell table:style-name="ce34">
            <draw:custom-shape table:end-cell-address="ASAT.E78" table:end-x="0.921cm" table:end-y="0.292cm" draw:z-index="240" draw:name="AutoShape 24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6//27//55')">Knoxville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79" table:end-x="0.921cm" table:end-y="0.292cm" draw:z-index="241" draw:name="AutoShape 242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repeated="2"/>
          <table:table-cell table:style-name="ce34">
            <draw:custom-shape table:end-cell-address="ASAT.E79" table:end-x="0.921cm" table:end-y="0.292cm" draw:z-index="242" draw:name="AutoShape 243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6//27//69')">Memphis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80" table:end-x="0.921cm" table:end-y="0.293cm" draw:z-index="243" draw:name="AutoShape 24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repeated="2"/>
          <table:table-cell table:style-name="ce34">
            <draw:custom-shape table:end-cell-address="ASAT.E80" table:end-x="0.921cm" table:end-y="0.293cm" draw:z-index="244" draw:name="AutoShape 245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1//16//27//77')">Murfreesboro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>
            <draw:custom-shape table:end-cell-address="ASAT.B81" table:end-x="0.921cm" table:end-y="0.292cm" draw:z-index="245" draw:name="AutoShape 246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repeated="3"/>
          <table:table-cell table:style-name="ce38" office:value-type="string">
            <text:p><text:a xlink:href="javascript:__doPostBack('ctl00$MainContent$tvGroups','s1//16//27//79')">Nashville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8" office:value-type="string">
            <text:p><text:a xlink:href="javascript:__doPostBack('ctl00$MainContent$tvGroups','s2')">West Group</text:a></text:p>
            <draw:custom-shape table:end-cell-address="ASAT.C82" table:end-x="0.921cm" table:end-y="0.292cm" draw:z-index="246" draw:name="AutoShape 247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83" table:end-x="0.921cm" table:end-y="0.293cm" draw:z-index="247" draw:name="AutoShape 24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4')">Guam Sub</text:a></text:p>
            <draw:custom-shape table:end-cell-address="ASAT.D83" table:end-x="0.921cm" table:end-y="0.293cm" draw:z-index="248" draw:name="AutoShape 24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84" table:end-x="0.921cm" table:end-y="0.291cm" draw:z-index="249" draw:name="AutoShape 250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2//4//10')">Guam Geo</text:a></text:p>
            <draw:custom-shape table:end-cell-address="ASAT.E84" table:end-x="0.921cm" table:end-y="0.291cm" draw:z-index="250" draw:name="AutoShape 251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85" table:end-x="0.921cm" table:end-y="0.293cm" draw:z-index="251" draw:name="AutoShape 25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repeated="2"/>
          <table:table-cell table:style-name="ce38" office:value-type="string">
            <text:p><text:a xlink:href="javascript:__doPostBack('ctl00$MainContent$tvGroups','s2//4//10//45')">Guam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86" table:end-x="0.921cm" table:end-y="0.293cm" draw:z-index="252" draw:name="AutoShape 25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6')">Indiana Sub</text:a></text:p>
            <draw:custom-shape table:end-cell-address="ASAT.D86" table:end-x="0.921cm" table:end-y="0.293cm" draw:z-index="253" draw:name="AutoShape 25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87" table:end-x="0.921cm" table:end-y="0.291cm" draw:z-index="254" draw:name="AutoShape 255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2//6//12')">Indiana Geo</text:a></text:p>
            <draw:custom-shape table:end-cell-address="ASAT.E87" table:end-x="0.921cm" table:end-y="0.291cm" draw:z-index="255" draw:name="AutoShape 256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88" table:end-x="0.921cm" table:end-y="0.293cm" draw:z-index="256" draw:name="AutoShape 25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4">
            <draw:custom-shape table:end-cell-address="ASAT.E88" table:end-x="0.921cm" table:end-y="0.293cm" draw:z-index="257" draw:name="AutoShape 25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6//12//36')">Evansville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89" table:end-x="0.921cm" table:end-y="0.293cm" draw:z-index="258" draw:name="AutoShape 25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4">
            <draw:custom-shape table:end-cell-address="ASAT.E89" table:end-x="0.921cm" table:end-y="0.293cm" draw:z-index="259" draw:name="AutoShape 26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6//12//48')">Henderson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90" table:end-x="0.921cm" table:end-y="0.291cm" draw:z-index="260" draw:name="AutoShape 261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4">
            <draw:custom-shape table:end-cell-address="ASAT.E90" table:end-x="0.921cm" table:end-y="0.291cm" draw:z-index="261" draw:name="AutoShape 262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6//12//49')">Indianapolis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91" table:end-x="0.921cm" table:end-y="0.293cm" draw:z-index="262" draw:name="AutoShape 26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4">
            <draw:custom-shape table:end-cell-address="ASAT.E91" table:end-x="0.921cm" table:end-y="0.293cm" draw:z-index="263" draw:name="AutoShape 26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6//12//56')">Lafayette_IN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92" table:end-x="0.921cm" table:end-y="0.292cm" draw:z-index="264" draw:name="AutoShape 265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4">
            <draw:custom-shape table:end-cell-address="ASAT.E92" table:end-x="0.921cm" table:end-y="0.292cm" draw:z-index="265" draw:name="AutoShape 266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6//12//76')">Muncie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93" table:end-x="0.921cm" table:end-y="0.292cm" draw:z-index="266" draw:name="AutoShape 26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repeated="2"/>
          <table:table-cell table:style-name="ce38" office:value-type="string">
            <text:p><text:a xlink:href="javascript:__doPostBack('ctl00$MainContent$tvGroups','s2//6//12//94')">Richmond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94" table:end-x="0.921cm" table:end-y="0.293cm" draw:z-index="267" draw:name="AutoShape 26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7')">Iowa Sub</text:a></text:p>
            <draw:custom-shape table:end-cell-address="ASAT.D94" table:end-x="0.921cm" table:end-y="0.293cm" draw:z-index="268" draw:name="AutoShape 26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95" table:end-x="0.921cm" table:end-y="0.292cm" draw:z-index="269" draw:name="AutoShape 270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2//7//20')">NorthCentral Geo</text:a></text:p>
            <draw:custom-shape table:end-cell-address="ASAT.E95" table:end-x="0.921cm" table:end-y="0.292cm" draw:z-index="270" draw:name="AutoShape 271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96" table:end-x="0.921cm" table:end-y="0.292cm" draw:z-index="271" draw:name="AutoShape 27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4">
            <draw:custom-shape table:end-cell-address="ASAT.E96" table:end-x="0.921cm" table:end-y="0.292cm" draw:z-index="272" draw:name="AutoShape 27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7//20//31')">Des_Moines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97" table:end-x="0.921cm" table:end-y="0.293cm" draw:z-index="273" draw:name="AutoShape 27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repeated="2"/>
          <table:table-cell table:style-name="ce38" office:value-type="string">
            <text:p><text:a xlink:href="javascript:__doPostBack('ctl00$MainContent$tvGroups','s2//7//20//50')">Iowa_City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98" table:end-x="0.921cm" table:end-y="0.292cm" draw:z-index="274" draw:name="AutoShape 275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8')">Kentucky Sub</text:a></text:p>
            <draw:custom-shape table:end-cell-address="ASAT.D98" table:end-x="0.921cm" table:end-y="0.292cm" draw:z-index="275" draw:name="AutoShape 276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99" table:end-x="0.921cm" table:end-y="0.292cm" draw:z-index="276" draw:name="AutoShape 27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2//8//13')">Kentucky Geo</text:a></text:p>
            <draw:custom-shape table:end-cell-address="ASAT.E99" table:end-x="0.921cm" table:end-y="0.292cm" draw:z-index="277" draw:name="AutoShape 27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00" table:end-x="0.921cm" table:end-y="0.292cm" draw:z-index="278" draw:name="AutoShape 279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repeated="2"/>
          <table:table-cell table:style-name="ce38" office:value-type="string">
            <text:p><text:a xlink:href="javascript:__doPostBack('ctl00$MainContent$tvGroups','s2//8//13//64')">Louisville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01" table:end-x="0.921cm" table:end-y="0.293cm" draw:z-index="279" draw:name="AutoShape 28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0')">Minnesota Sub</text:a></text:p>
            <draw:custom-shape table:end-cell-address="ASAT.D101" table:end-x="0.921cm" table:end-y="0.293cm" draw:z-index="280" draw:name="AutoShape 28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02" table:end-x="0.921cm" table:end-y="0.292cm" draw:z-index="281" draw:name="AutoShape 28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2//10//17')">Minnesota Geo</text:a></text:p>
            <draw:custom-shape table:end-cell-address="ASAT.E102" table:end-x="0.921cm" table:end-y="0.292cm" draw:z-index="282" draw:name="AutoShape 28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03" table:end-x="0.921cm" table:end-y="0.292cm" draw:z-index="283" draw:name="AutoShape 284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repeated="2"/>
          <table:table-cell table:style-name="ce38" office:value-type="string">
            <text:p><text:a xlink:href="javascript:__doPostBack('ctl00$MainContent$tvGroups','s2//10//17//70')">Milwaukee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04" table:end-x="0.921cm" table:end-y="0.293cm" draw:z-index="284" draw:name="AutoShape 285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2')">NorthWest Sub</text:a></text:p>
            <draw:custom-shape table:end-cell-address="ASAT.D104" table:end-x="0.921cm" table:end-y="0.293cm" draw:z-index="285" draw:name="AutoShape 286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05" table:end-x="0.921cm" table:end-y="0.292cm" draw:z-index="286" draw:name="AutoShape 28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05" table:end-x="0.921cm" table:end-y="0.292cm" draw:z-index="287" draw:name="AutoShape 28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2//16')">MidCentral Geo</text:a></text:p>
            <draw:custom-shape table:end-cell-address="ASAT.E105" table:end-x="0.921cm" table:end-y="0.292cm" draw:z-index="288" draw:name="AutoShape 28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06" table:end-x="0.921cm" table:end-y="0.292cm" draw:z-index="289" draw:name="AutoShape 290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06" table:end-x="0.921cm" table:end-y="0.292cm" draw:z-index="290" draw:name="AutoShape 291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06" table:end-x="0.921cm" table:end-y="0.292cm" draw:z-index="291" draw:name="AutoShape 292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2//16//75')">Mountain_Home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07" table:end-x="0.921cm" table:end-y="0.293cm" draw:z-index="292" draw:name="AutoShape 29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07" table:end-x="0.921cm" table:end-y="0.293cm" draw:z-index="293" draw:name="AutoShape 29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07" table:end-x="0.921cm" table:end-y="0.293cm" draw:z-index="294" draw:name="AutoShape 295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2//16//104')">Sioux_Falls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08" table:end-x="0.921cm" table:end-y="0.291cm" draw:z-index="295" draw:name="AutoShape 296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08" table:end-x="0.921cm" table:end-y="0.291cm" draw:z-index="296" draw:name="AutoShape 297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08" table:end-x="0.921cm" table:end-y="0.291cm" draw:z-index="297" draw:name="AutoShape 298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2//16//105')">Springfield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09" table:end-x="0.921cm" table:end-y="0.293cm" draw:z-index="298" draw:name="AutoShape 29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09" table:end-x="0.921cm" table:end-y="0.293cm" draw:z-index="299" draw:name="AutoShape 30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2//12//16//106')">St_Cloud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10" table:end-x="0.921cm" table:end-y="0.293cm" draw:z-index="300" draw:name="AutoShape 30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10" table:end-x="0.921cm" table:end-y="0.293cm" draw:z-index="301" draw:name="AutoShape 30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2//21')">NorthWest Geo</text:a></text:p>
            <draw:custom-shape table:end-cell-address="ASAT.E110" table:end-x="0.921cm" table:end-y="0.293cm" draw:z-index="302" draw:name="AutoShape 30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11" table:end-x="0.921cm" table:end-y="0.292cm" draw:z-index="303" draw:name="AutoShape 304" draw:style-name="gr1" draw:text-style-name="P1" svg:width="0.846cm" svg:height="0.912cm" svg:x="0.075cm" svg:y="0.42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11" table:end-x="0.921cm" table:end-y="0.292cm" draw:z-index="304" draw:name="AutoShape 305" draw:style-name="gr1" draw:text-style-name="P1" svg:width="0.846cm" svg:height="0.912cm" svg:x="0.075cm" svg:y="0.42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2//12//21//42')">Great_Falls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12" table:end-x="0.921cm" table:end-y="0.292cm" draw:z-index="305" draw:name="AutoShape 306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2//12//25')">SouthCentral Geo</text:a></text:p>
            <draw:custom-shape table:end-cell-address="ASAT.E112" table:end-x="0.921cm" table:end-y="0.292cm" draw:z-index="306" draw:name="AutoShape 30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13" table:end-x="0.921cm" table:end-y="0.293cm" draw:z-index="307" draw:name="AutoShape 30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repeated="2"/>
          <table:table-cell table:style-name="ce38" office:value-type="string">
            <text:p><text:a xlink:href="javascript:__doPostBack('ctl00$MainContent$tvGroups','s2//12//25//39')">Fort_Collins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14" table:end-x="0.921cm" table:end-y="0.292cm" draw:z-index="308" draw:name="AutoShape 309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3')">Ohio Sub</text:a></text:p>
            <draw:custom-shape table:end-cell-address="ASAT.D114" table:end-x="0.921cm" table:end-y="0.292cm" draw:z-index="309" draw:name="AutoShape 310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15" table:end-x="0.921cm" table:end-y="0.292cm" draw:z-index="310" draw:name="AutoShape 31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15" table:end-x="0.921cm" table:end-y="0.292cm" draw:z-index="311" draw:name="AutoShape 31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3//4')">Central_Ohio Geo</text:a></text:p>
            <draw:custom-shape table:end-cell-address="ASAT.E115" table:end-x="0.921cm" table:end-y="0.292cm" draw:z-index="312" draw:name="AutoShape 31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16" table:end-x="0.921cm" table:end-y="0.292cm" draw:z-index="313" draw:name="AutoShape 314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16" table:end-x="0.921cm" table:end-y="0.292cm" draw:z-index="314" draw:name="AutoShape 315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16" table:end-x="0.921cm" table:end-y="0.292cm" draw:z-index="315" draw:name="AutoShape 316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3//4//3')">Advertiser_Network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17" table:end-x="0.921cm" table:end-y="0.293cm" draw:z-index="316" draw:name="AutoShape 31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17" table:end-x="0.921cm" table:end-y="0.293cm" draw:z-index="317" draw:name="AutoShape 31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17" table:end-x="0.921cm" table:end-y="0.293cm" draw:z-index="318" draw:name="AutoShape 31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3//4//16')">Bucyrus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18" table:end-x="0.921cm" table:end-y="0.292cm" draw:z-index="319" draw:name="AutoShape 32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18" table:end-x="0.921cm" table:end-y="0.292cm" draw:z-index="320" draw:name="AutoShape 32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18" table:end-x="0.921cm" table:end-y="0.292cm" draw:z-index="321" draw:name="AutoShape 32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3//4//18')">Camden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19" table:end-x="0.921cm" table:end-y="0.292cm" draw:z-index="322" draw:name="AutoShape 323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19" table:end-x="0.921cm" table:end-y="0.292cm" draw:z-index="323" draw:name="AutoShape 324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19" table:end-x="0.921cm" table:end-y="0.292cm" draw:z-index="324" draw:name="AutoShape 325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3//4//22')">Chillicothe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20" table:end-x="0.921cm" table:end-y="0.293cm" draw:z-index="325" draw:name="AutoShape 326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20" table:end-x="0.921cm" table:end-y="0.293cm" draw:z-index="326" draw:name="AutoShape 32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20" table:end-x="0.921cm" table:end-y="0.293cm" draw:z-index="327" draw:name="AutoShape 32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3//4//25')">Columbus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21" table:end-x="0.921cm" table:end-y="0.292cm" draw:z-index="328" draw:name="AutoShape 32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21" table:end-x="0.921cm" table:end-y="0.292cm" draw:z-index="329" draw:name="AutoShape 33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21" table:end-x="0.921cm" table:end-y="0.292cm" draw:z-index="330" draw:name="AutoShape 33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3//4//28')">Coshocton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22" table:end-x="0.921cm" table:end-y="0.292cm" draw:z-index="331" draw:name="AutoShape 332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22" table:end-x="0.921cm" table:end-y="0.292cm" draw:z-index="332" draw:name="AutoShape 333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22" table:end-x="0.921cm" table:end-y="0.292cm" draw:z-index="333" draw:name="AutoShape 334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3//4//41')">Fremont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23" table:end-x="0.921cm" table:end-y="0.293cm" draw:z-index="334" draw:name="AutoShape 335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23" table:end-x="0.921cm" table:end-y="0.293cm" draw:z-index="335" draw:name="AutoShape 336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23" table:end-x="0.921cm" table:end-y="0.293cm" draw:z-index="336" draw:name="AutoShape 33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3//4//58')">Lancaster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24" table:end-x="0.921cm" table:end-y="0.291cm" draw:z-index="337" draw:name="AutoShape 338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24" table:end-x="0.921cm" table:end-y="0.291cm" draw:z-index="338" draw:name="AutoShape 339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24" table:end-x="0.921cm" table:end-y="0.291cm" draw:z-index="339" draw:name="AutoShape 340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3//4//66')">Mansfield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25" table:end-x="0.921cm" table:end-y="0.293cm" draw:z-index="340" draw:name="AutoShape 34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25" table:end-x="0.921cm" table:end-y="0.293cm" draw:z-index="341" draw:name="AutoShape 34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25" table:end-x="0.921cm" table:end-y="0.293cm" draw:z-index="342" draw:name="AutoShape 34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3//4//67')">Marion_OH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26" table:end-x="0.921cm" table:end-y="0.293cm" draw:z-index="343" draw:name="AutoShape 34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26" table:end-x="0.921cm" table:end-y="0.293cm" draw:z-index="344" draw:name="AutoShape 345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26" table:end-x="0.921cm" table:end-y="0.293cm" draw:z-index="345" draw:name="AutoShape 346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3//4//71')">MNCOHCentral_Office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27" table:end-x="0.921cm" table:end-y="0.291cm" draw:z-index="346" draw:name="AutoShape 347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27" table:end-x="0.921cm" table:end-y="0.291cm" draw:z-index="347" draw:name="AutoShape 348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27" table:end-x="0.921cm" table:end-y="0.291cm" draw:z-index="348" draw:name="AutoShape 349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3//4//80')">Newark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28" table:end-x="0.921cm" table:end-y="0.293cm" draw:z-index="349" draw:name="AutoShape 35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28" table:end-x="0.921cm" table:end-y="0.293cm" draw:z-index="350" draw:name="AutoShape 35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28" table:end-x="0.921cm" table:end-y="0.293cm" draw:z-index="351" draw:name="AutoShape 35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3//4//88')">Port_Clinton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29" table:end-x="0.921cm" table:end-y="0.293cm" draw:z-index="352" draw:name="AutoShape 35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29" table:end-x="0.921cm" table:end-y="0.293cm" draw:z-index="353" draw:name="AutoShape 35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2//13//4//125')">Zanesville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30" table:end-x="0.921cm" table:end-y="0.291cm" draw:z-index="354" draw:name="AutoShape 355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2//13//22')">Ohio Geo</text:a></text:p>
            <draw:custom-shape table:end-cell-address="ASAT.E130" table:end-x="0.921cm" table:end-y="0.291cm" draw:z-index="355" draw:name="AutoShape 356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31" table:end-x="0.921cm" table:end-y="0.293cm" draw:z-index="356" draw:name="AutoShape 35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4">
            <draw:custom-shape table:end-cell-address="ASAT.E131" table:end-x="0.921cm" table:end-y="0.293cm" draw:z-index="357" draw:name="AutoShape 35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3//22//23')">Cincinnati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32" table:end-x="0.921cm" table:end-y="0.292cm" draw:z-index="358" draw:name="AutoShape 359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repeated="2"/>
          <table:table-cell table:style-name="ce38" office:value-type="string">
            <text:p><text:a xlink:href="javascript:__doPostBack('ctl00$MainContent$tvGroups','s2//13//22//26')">Community_Press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33" table:end-x="0.921cm" table:end-y="0.292cm" draw:z-index="359" draw:name="AutoShape 36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4')">Phoenix Sub</text:a></text:p>
            <draw:custom-shape table:end-cell-address="ASAT.D133" table:end-x="0.921cm" table:end-y="0.292cm" draw:z-index="360" draw:name="AutoShape 36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34" table:end-x="0.921cm" table:end-y="0.293cm" draw:z-index="361" draw:name="AutoShape 36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2//14//24')">Phoenix Geo</text:a></text:p>
            <draw:custom-shape table:end-cell-address="ASAT.E134" table:end-x="0.921cm" table:end-y="0.293cm" draw:z-index="362" draw:name="AutoShape 36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35" table:end-x="0.921cm" table:end-y="0.292cm" draw:z-index="363" draw:name="AutoShape 364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repeated="2"/>
          <table:table-cell table:style-name="ce38" office:value-type="string">
            <text:p><text:a xlink:href="javascript:__doPostBack('ctl00$MainContent$tvGroups','s2//14//24//87')">Phoenix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36" table:end-x="0.921cm" table:end-y="0.292cm" draw:z-index="364" draw:name="AutoShape 365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5')">SouthWest Sub</text:a></text:p>
            <draw:custom-shape table:end-cell-address="ASAT.D136" table:end-x="0.921cm" table:end-y="0.292cm" draw:z-index="365" draw:name="AutoShape 366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37" table:end-x="0.921cm" table:end-y="0.293cm" draw:z-index="366" draw:name="AutoShape 36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37" table:end-x="0.921cm" table:end-y="0.293cm" draw:z-index="367" draw:name="AutoShape 36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5//26')">SouthWest Geo</text:a></text:p>
            <draw:custom-shape table:end-cell-address="ASAT.E137" table:end-x="0.921cm" table:end-y="0.293cm" draw:z-index="368" draw:name="AutoShape 36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38" table:end-x="0.921cm" table:end-y="0.292cm" draw:z-index="369" draw:name="AutoShape 370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38" table:end-x="0.921cm" table:end-y="0.292cm" draw:z-index="370" draw:name="AutoShape 371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38" table:end-x="0.921cm" table:end-y="0.292cm" draw:z-index="371" draw:name="AutoShape 372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5//26//54')">Kitsap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39" table:end-x="0.921cm" table:end-y="0.292cm" draw:z-index="372" draw:name="AutoShape 37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39" table:end-x="0.921cm" table:end-y="0.292cm" draw:z-index="373" draw:name="AutoShape 37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39" table:end-x="0.921cm" table:end-y="0.292cm" draw:z-index="374" draw:name="AutoShape 375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5//26//85')">Palm_Springs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40" table:end-x="0.921cm" table:end-y="0.292cm" draw:z-index="375" draw:name="AutoShape 376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40" table:end-x="0.921cm" table:end-y="0.292cm" draw:z-index="376" draw:name="AutoShape 377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40" table:end-x="0.921cm" table:end-y="0.292cm" draw:z-index="377" draw:name="AutoShape 378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5//26//92')">Redding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41" table:end-x="0.921cm" table:end-y="0.295cm" draw:z-index="378" draw:name="AutoShape 379" draw:style-name="gr1" draw:text-style-name="P1" svg:width="0.846cm" svg:height="0.913cm" svg:x="0.075cm" svg:y="0.42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41" table:end-x="0.921cm" table:end-y="0.295cm" draw:z-index="379" draw:name="AutoShape 380" draw:style-name="gr1" draw:text-style-name="P1" svg:width="0.846cm" svg:height="0.913cm" svg:x="0.075cm" svg:y="0.42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41" table:end-x="0.921cm" table:end-y="0.295cm" draw:z-index="380" draw:name="AutoShape 381" draw:style-name="gr1" draw:text-style-name="P1" svg:width="0.846cm" svg:height="0.913cm" svg:x="0.075cm" svg:y="0.42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5//26//93')">Reno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42" table:end-x="0.921cm" table:end-y="0.292cm" draw:z-index="381" draw:name="AutoShape 38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42" table:end-x="0.921cm" table:end-y="0.292cm" draw:z-index="382" draw:name="AutoShape 38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42" table:end-x="0.921cm" table:end-y="0.292cm" draw:z-index="383" draw:name="AutoShape 38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5//26//97')">Salem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43" table:end-x="0.921cm" table:end-y="0.292cm" draw:z-index="384" draw:name="AutoShape 385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43" table:end-x="0.921cm" table:end-y="0.292cm" draw:z-index="385" draw:name="AutoShape 386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43" table:end-x="0.921cm" table:end-y="0.292cm" draw:z-index="386" draw:name="AutoShape 387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5//26//98')">Salinas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44" table:end-x="0.921cm" table:end-y="0.293cm" draw:z-index="387" draw:name="AutoShape 38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44" table:end-x="0.921cm" table:end-y="0.293cm" draw:z-index="388" draw:name="AutoShape 38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44" table:end-x="0.921cm" table:end-y="0.293cm" draw:z-index="389" draw:name="AutoShape 39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5//26//107')">St_George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45" table:end-x="0.921cm" table:end-y="0.292cm" draw:z-index="390" draw:name="AutoShape 39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45" table:end-x="0.921cm" table:end-y="0.292cm" draw:z-index="391" draw:name="AutoShape 39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2//15//26//114')">Ventura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46" table:end-x="0.921cm" table:end-y="0.292cm" draw:z-index="392" draw:name="AutoShape 393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46" table:end-x="0.921cm" table:end-y="0.292cm" draw:z-index="393" draw:name="AutoShape 394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5//28')">Tex_NewMexico Geo</text:a></text:p>
            <draw:custom-shape table:end-cell-address="ASAT.E146" table:end-x="0.921cm" table:end-y="0.292cm" draw:z-index="394" draw:name="AutoShape 395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47" table:end-x="0.921cm" table:end-y="0.293cm" draw:z-index="395" draw:name="AutoShape 396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47" table:end-x="0.921cm" table:end-y="0.293cm" draw:z-index="396" draw:name="AutoShape 39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47" table:end-x="0.921cm" table:end-y="0.293cm" draw:z-index="397" draw:name="AutoShape 39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5//28//4')">Alamogordo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48" table:end-x="0.921cm" table:end-y="0.291cm" draw:z-index="398" draw:name="AutoShape 399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48" table:end-x="0.921cm" table:end-y="0.291cm" draw:z-index="399" draw:name="AutoShape 400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48" table:end-x="0.921cm" table:end-y="0.291cm" draw:z-index="400" draw:name="AutoShape 401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5//28//19')">Carlsbad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49" table:end-x="0.921cm" table:end-y="0.293cm" draw:z-index="401" draw:name="AutoShape 40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49" table:end-x="0.921cm" table:end-y="0.293cm" draw:z-index="402" draw:name="AutoShape 40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49" table:end-x="0.921cm" table:end-y="0.293cm" draw:z-index="403" draw:name="AutoShape 40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5//28//30')">Deming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50" table:end-x="0.921cm" table:end-y="0.293cm" draw:z-index="404" draw:name="AutoShape 405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50" table:end-x="0.921cm" table:end-y="0.293cm" draw:z-index="405" draw:name="AutoShape 406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50" table:end-x="0.921cm" table:end-y="0.293cm" draw:z-index="406" draw:name="AutoShape 40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5//28//34')">El_Paso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51" table:end-x="0.921cm" table:end-y="0.292cm" draw:z-index="407" draw:name="AutoShape 408" draw:style-name="gr1" draw:text-style-name="P1" svg:width="0.846cm" svg:height="0.912cm" svg:x="0.075cm" svg:y="0.42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51" table:end-x="0.921cm" table:end-y="0.292cm" draw:z-index="408" draw:name="AutoShape 409" draw:style-name="gr1" draw:text-style-name="P1" svg:width="0.846cm" svg:height="0.912cm" svg:x="0.075cm" svg:y="0.42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51" table:end-x="0.921cm" table:end-y="0.292cm" draw:z-index="409" draw:name="AutoShape 410" draw:style-name="gr1" draw:text-style-name="P1" svg:width="0.846cm" svg:height="0.912cm" svg:x="0.075cm" svg:y="0.42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5//28//37')">Farmington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52" table:end-x="0.921cm" table:end-y="0.292cm" draw:z-index="410" draw:name="AutoShape 41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52" table:end-x="0.921cm" table:end-y="0.292cm" draw:z-index="411" draw:name="AutoShape 41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52" table:end-x="0.921cm" table:end-y="0.292cm" draw:z-index="412" draw:name="AutoShape 41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5//28//61')">Las_Cruces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53" table:end-x="0.921cm" table:end-y="0.293cm" draw:z-index="413" draw:name="AutoShape 41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53" table:end-x="0.921cm" table:end-y="0.293cm" draw:z-index="414" draw:name="AutoShape 415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53" table:end-x="0.921cm" table:end-y="0.293cm" draw:z-index="415" draw:name="AutoShape 416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5//28//96')">Ruidoso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54" table:end-x="0.921cm" table:end-y="0.292cm" draw:z-index="416" draw:name="AutoShape 417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54" table:end-x="0.921cm" table:end-y="0.292cm" draw:z-index="417" draw:name="AutoShape 418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2//15//28//103')">Silver_City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55" table:end-x="0.921cm" table:end-y="0.292cm" draw:z-index="418" draw:name="AutoShape 41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55" table:end-x="0.921cm" table:end-y="0.292cm" draw:z-index="419" draw:name="AutoShape 42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5//29')">Texas Geo</text:a></text:p>
            <draw:custom-shape table:end-cell-address="ASAT.E155" table:end-x="0.921cm" table:end-y="0.292cm" draw:z-index="420" draw:name="AutoShape 42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56" table:end-x="0.921cm" table:end-y="0.292cm" draw:z-index="421" draw:name="AutoShape 422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56" table:end-x="0.921cm" table:end-y="0.292cm" draw:z-index="422" draw:name="AutoShape 423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56" table:end-x="0.921cm" table:end-y="0.292cm" draw:z-index="423" draw:name="AutoShape 424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5//29//1')">Abilene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57" table:end-x="0.921cm" table:end-y="0.293cm" draw:z-index="424" draw:name="AutoShape 425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57" table:end-x="0.921cm" table:end-y="0.293cm" draw:z-index="425" draw:name="AutoShape 426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57" table:end-x="0.921cm" table:end-y="0.293cm" draw:z-index="426" draw:name="AutoShape 42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5//29//27')">Corpus_Christi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58" table:end-x="0.921cm" table:end-y="0.292cm" draw:z-index="427" draw:name="AutoShape 42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58" table:end-x="0.921cm" table:end-y="0.292cm" draw:z-index="428" draw:name="AutoShape 42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58" table:end-x="0.921cm" table:end-y="0.292cm" draw:z-index="429" draw:name="AutoShape 43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5//29//100')">San_Angelo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59" table:end-x="0.921cm" table:end-y="0.292cm" draw:z-index="430" draw:name="AutoShape 431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D159" table:end-x="0.921cm" table:end-y="0.292cm" draw:z-index="431" draw:name="AutoShape 432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2//15//29//120')">Wichita_Falls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60" table:end-x="0.921cm" table:end-y="0.293cm" draw:z-index="432" draw:name="AutoShape 43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2//15//32')">Visalia_Tulare Geo</text:a></text:p>
            <draw:custom-shape table:end-cell-address="ASAT.E160" table:end-x="0.921cm" table:end-y="0.293cm" draw:z-index="433" draw:name="AutoShape 43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61" table:end-x="0.921cm" table:end-y="0.292cm" draw:z-index="434" draw:name="AutoShape 435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4">
            <draw:custom-shape table:end-cell-address="ASAT.E161" table:end-x="0.921cm" table:end-y="0.292cm" draw:z-index="435" draw:name="AutoShape 436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5//32//113')">Tulare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/>
          <table:table-cell table:style-name="ce34">
            <draw:custom-shape table:end-cell-address="ASAT.C162" table:end-x="0.921cm" table:end-y="0.292cm" draw:z-index="436" draw:name="AutoShape 437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repeated="2"/>
          <table:table-cell table:style-name="ce38" office:value-type="string">
            <text:p><text:a xlink:href="javascript:__doPostBack('ctl00$MainContent$tvGroups','s2//15//32//117')">Visalia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 table:number-columns-repeated="2"/>
          <table:table-cell table:style-name="ce38" office:value-type="string">
            <text:p><text:a xlink:href="javascript:__doPostBack('ctl00$MainContent$tvGroups','s2//17')">Wisconsin Sub</text:a></text:p>
            <draw:custom-shape table:end-cell-address="ASAT.D163" table:end-x="0.921cm" table:end-y="0.293cm" draw:z-index="437" draw:name="AutoShape 43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 table:number-columns-repeated="2"/>
          <table:table-cell table:style-name="ce34">
            <draw:custom-shape table:end-cell-address="ASAT.D164" table:end-x="0.921cm" table:end-y="0.292cm" draw:z-index="438" draw:name="AutoShape 43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7//5')">Central_Wisc Geo</text:a></text:p>
            <draw:custom-shape table:end-cell-address="ASAT.E164" table:end-x="0.921cm" table:end-y="0.292cm" draw:z-index="439" draw:name="AutoShape 440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 table:number-columns-repeated="2"/>
          <table:table-cell table:style-name="ce34">
            <draw:custom-shape table:end-cell-address="ASAT.D165" table:end-x="0.921cm" table:end-y="0.292cm" draw:z-index="440" draw:name="AutoShape 441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65" table:end-x="0.921cm" table:end-y="0.292cm" draw:z-index="441" draw:name="AutoShape 442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7//5//29')">CWS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 table:number-columns-repeated="2"/>
          <table:table-cell table:style-name="ce34">
            <draw:custom-shape table:end-cell-address="ASAT.D166" table:end-x="0.921cm" table:end-y="0.293cm" draw:z-index="442" draw:name="AutoShape 443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66" table:end-x="0.921cm" table:end-y="0.293cm" draw:z-index="443" draw:name="AutoShape 44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7//5//68')">Marshfield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 table:number-columns-repeated="2"/>
          <table:table-cell table:style-name="ce34">
            <draw:custom-shape table:end-cell-address="ASAT.D167" table:end-x="0.921cm" table:end-y="0.291cm" draw:z-index="444" draw:name="AutoShape 445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67" table:end-x="0.921cm" table:end-y="0.291cm" draw:z-index="445" draw:name="AutoShape 446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7//5//109')">Stevens_Point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 table:number-columns-repeated="2"/>
          <table:table-cell table:style-name="ce34">
            <draw:custom-shape table:end-cell-address="ASAT.D168" table:end-x="0.921cm" table:end-y="0.293cm" draw:z-index="446" draw:name="AutoShape 44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>
            <draw:custom-shape table:end-cell-address="ASAT.E168" table:end-x="0.921cm" table:end-y="0.293cm" draw:z-index="447" draw:name="AutoShape 448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7//5//118')">Wausau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 table:number-columns-repeated="2"/>
          <table:table-cell table:style-name="ce34">
            <draw:custom-shape table:end-cell-address="ASAT.D169" table:end-x="0.921cm" table:end-y="0.293cm" draw:z-index="448" draw:name="AutoShape 449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/>
          <table:table-cell table:style-name="ce38" office:value-type="string">
            <text:p><text:a xlink:href="javascript:__doPostBack('ctl00$MainContent$tvGroups','s2//17//5//123')">Wisconsin_Rapids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 table:number-columns-repeated="3"/>
          <table:table-cell table:style-name="ce38" office:value-type="string">
            <text:p><text:a xlink:href="javascript:__doPostBack('ctl00$MainContent$tvGroups','s2//17//7')">East_Wisconsin Geo</text:a></text:p>
            <draw:custom-shape table:end-cell-address="ASAT.E170" table:end-x="0.921cm" table:end-y="0.291cm" draw:z-index="449" draw:name="AutoShape 450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 table:number-columns-repeated="3"/>
          <table:table-cell table:style-name="ce34">
            <draw:custom-shape table:end-cell-address="ASAT.E171" table:end-x="0.921cm" table:end-y="0.293cm" draw:z-index="450" draw:name="AutoShape 451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7//7//2')">Action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 table:number-columns-repeated="3"/>
          <table:table-cell table:style-name="ce34">
            <draw:custom-shape table:end-cell-address="ASAT.E172" table:end-x="0.921cm" table:end-y="0.293cm" draw:z-index="451" draw:name="AutoShape 452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7//7//7')">Appleton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 table:number-columns-repeated="3"/>
          <table:table-cell table:style-name="ce34">
            <draw:custom-shape table:end-cell-address="ASAT.E173" table:end-x="0.921cm" table:end-y="0.291cm" draw:z-index="452" draw:name="AutoShape 453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7//7//11')">Bay_Publications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 table:number-columns-repeated="3"/>
          <table:table-cell table:style-name="ce34">
            <draw:custom-shape table:end-cell-address="ASAT.E174" table:end-x="0.921cm" table:end-y="0.293cm" draw:z-index="453" draw:name="AutoShape 454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7//7//38')">FondDuLac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 table:number-columns-repeated="3"/>
          <table:table-cell table:style-name="ce34">
            <draw:custom-shape table:end-cell-address="ASAT.E175" table:end-x="0.921cm" table:end-y="0.292cm" draw:z-index="454" draw:name="AutoShape 455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7//7//43')">Green_Bay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 table:number-columns-repeated="3"/>
          <table:table-cell table:style-name="ce34">
            <draw:custom-shape table:end-cell-address="ASAT.E176" table:end-x="0.921cm" table:end-y="0.292cm" draw:z-index="455" draw:name="AutoShape 456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7//7//65')">Manitowoc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 table:number-columns-repeated="3"/>
          <table:table-cell table:style-name="ce34">
            <draw:custom-shape table:end-cell-address="ASAT.E177" table:end-x="0.921cm" table:end-y="0.293cm" draw:z-index="456" draw:name="AutoShape 457" draw:style-name="gr1" draw:text-style-name="P1" svg:width="0.846cm" svg:height="0.913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7//7//84')">Oshkosh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 table:number-columns-repeated="3"/>
          <table:table-cell table:style-name="ce34">
            <draw:custom-shape table:end-cell-address="ASAT.E178" table:end-x="0.921cm" table:end-y="0.292cm" draw:z-index="457" draw:name="AutoShape 458" draw:style-name="gr1" draw:text-style-name="P1" svg:width="0.846cm" svg:height="0.912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office:value-type="string">
            <text:p><text:a xlink:href="javascript:__doPostBack('ctl00$MainContent$tvGroups','s2//17//7//101')">Sheboygan Unit</text:a></text:p>
          </table:table-cell>
          <table:covered-table-cell table:style-name="ce39"/>
          <table:table-cell table:number-columns-repeated="1017"/>
        </table:table-row>
        <table:table-row table:style-name="ro2">
          <table:table-cell/>
          <table:table-cell table:style-name="ce34" table:number-columns-repeated="4"/>
          <table:table-cell table:style-name="ce38" office:value-type="string">
            <text:p><text:a xlink:href="javascript:__doPostBack('ctl00$MainContent$tvGroups','s2//17//7//122')">Wisconsin_Group Unit</text:a></text:p>
          </table:table-cell>
          <table:covered-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/>
          <table:table-cell table:number-columns-repeated="1022"/>
        </table:table-row>
        <table:table-row table:style-name="ro1">
          <table:table-cell/>
          <table:table-cell table:style-name="ce35">
            <draw:frame table:end-cell-address="ASAT.B182" table:end-x="0.948cm" table:end-y="0.188cm" draw:z-index="458" draw:name="Picture 1" draw:style-name="gr2" draw:text-style-name="P2" svg:width="0.873cm" svg:height="0.748cm" svg:x="0.075cm" svg:y="0.427cm">
              <draw:image xlink:href="Pictures/200000100000021400000255FABCF1D5.wmf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/>
          <table:table-cell table:style-name="ce34">
            <draw:frame table:end-cell-address="ASAT.B183" table:end-x="0.948cm" table:end-y="0.186cm" draw:z-index="459" draw:name="Picture 2" draw:style-name="gr2" draw:text-style-name="P2" svg:width="0.873cm" svg:height="0.747cm" svg:x="0.075cm" svg:y="0.427cm">
              <draw:image xlink:href="Pictures/200000100000021400000255FABCF1D5.wmf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/>
          <table:table-cell table:style-name="ce34">
            <draw:frame table:end-cell-address="ASAT.B184" table:end-x="0.948cm" table:end-y="0.187cm" draw:z-index="460" draw:name="Picture 3" draw:style-name="gr2" draw:text-style-name="P2" svg:width="0.873cm" svg:height="0.748cm" svg:x="0.075cm" svg:y="0.427cm">
              <draw:image xlink:href="Pictures/2000000D00000214000002551678E1A5.wmf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/>
          <table:table-cell table:style-name="ce34"/>
          <table:table-cell table:number-columns-repeated="1022"/>
        </table:table-row>
        <table:table-row table:style-name="ro1">
          <table:table-cell/>
          <table:table-cell table:style-name="ce35">
            <draw:frame table:end-cell-address="ASAT.B186" table:end-x="0.948cm" table:end-y="0.187cm" draw:z-index="461" draw:name="Picture 4" draw:style-name="gr2" draw:text-style-name="P2" svg:width="0.873cm" svg:height="0.747cm" svg:x="0.075cm" svg:y="0.427cm">
              <draw:image xlink:href="Pictures/200000100000021400000255AA17FA7D.wmf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/>
          <table:table-cell table:style-name="ce34">
            <draw:frame table:end-cell-address="ASAT.B187" table:end-x="0.948cm" table:end-y="0.188cm" draw:z-index="462" draw:name="Picture 5" draw:style-name="gr2" draw:text-style-name="P2" svg:width="0.873cm" svg:height="0.748cm" svg:x="0.075cm" svg:y="0.427cm">
              <draw:image xlink:href="Pictures/200000100000021400000255AA17FA7D.wmf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/>
          <table:table-cell table:style-name="ce34"/>
          <table:table-cell table:number-columns-repeated="1022"/>
        </table:table-row>
        <table:table-row table:style-name="ro1" table:number-rows-repeated="7">
          <table:table-cell/>
          <table:table-cell table:style-name="ce35"/>
          <table:table-cell table:number-columns-repeated="1022"/>
        </table:table-row>
        <table:table-row table:style-name="ro1">
          <table:table-cell/>
          <table:table-cell table:style-name="ce35"/>
          <table:table-cell table:style-name="ce39"/>
          <table:table-cell table:style-name="ce35"/>
          <table:table-cell table:number-columns-repeated="1020"/>
        </table:table-row>
        <table:table-row table:style-name="ro4">
          <table:table-cell/>
          <table:table-cell table:style-name="ce33" table:number-columns-spanned="3" table:number-rows-spanned="1"/>
          <table:covered-table-cell table:number-columns-repeated="2" table:style-name="ce35"/>
          <table:table-cell table:number-columns-repeated="1020"/>
        </table:table-row>
        <table:table-row table:style-name="ro1">
          <table:table-cell/>
          <table:table-cell table:style-name="ce36" table:number-columns-spanned="3" table:number-rows-spanned="2"/>
          <table:covered-table-cell table:number-columns-repeated="2" table:style-name="ce37"/>
          <table:table-cell table:number-columns-repeated="1020"/>
        </table:table-row>
        <table:table-row table:style-name="ro1">
          <table:table-cell/>
          <table:covered-table-cell table:number-columns-repeated="3" table:style-name="ce37"/>
          <table:table-cell table:number-columns-repeated="1020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LINKS" table:style-name="ta5" table:print="false">
        <office:forms form:automatic-focus="false" form:apply-design-mode="false"/>
        <table:table-column table:style-name="co4" table:number-columns-repeated="9" table:default-cell-style-name="Excel_20_Built-in_20_Normal"/>
        <table:table-column table:style-name="co11" table:default-cell-style-name="Excel_20_Built-in_20_Normal"/>
        <table:table-column table:style-name="co4" table:number-columns-repeated="101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2" office:value-type="string" table:number-columns-spanned="7" table:number-rows-spanned="1">
            <text:p>LINKS FOR GANNETT APPLICATIONS </text:p>
          </table:table-cell>
          <table:covered-table-cell table:number-columns-repeated="5" table:style-name="ce46"/>
          <table:covered-table-cell table:style-name="ce5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3" office:value-type="string" table:number-columns-spanned="7" table:number-rows-spanned="16">
            <text:p>https://gwiportal-west.gannett.com/RDWeb/Pages/en-US/Default.aspx - For Logon</text:p>
            <text:p>https://gannett.service-now.com/ - Service Now</text:p>
            <text:p>https://circadjs.gannett.com/log_in - Circulation Adjustments</text:p>
            <text:p>https://ent-mocwbed02.us.ad.gannett.com/ASAT/ - ASAT</text:p>
            <text:p>https://ent-mocapibi01.us.ad.gannett.com:9443/efs/login.jsp - Infor for BI</text:p>
            <text:p>https://g3.gannett.gci/RDWeb/Pages/en-US/default.aspx <text:s/>- G3 GUI RD access</text:p>
            <text:p>https://gannett.okta.com/enduser/settings - OKTA</text:p>
            <text:p>https://gannett.okta.com/app/UserHome - OKTA SSO</text:p>
            <text:p>https://vtt.ghm.io/ - Value Transfer Tool</text:p>
          </table:table-cell>
          <table:covered-table-cell table:number-columns-repeated="5" table:style-name="ce47"/>
          <table:covered-table-cell table:style-name="ce51"/>
          <table:table-cell table:number-columns-repeated="1014"/>
        </table:table-row>
        <table:table-row table:style-name="ro1">
          <table:table-cell table:number-columns-repeated="3"/>
          <table:covered-table-cell table:style-name="ce44"/>
          <table:covered-table-cell table:number-columns-repeated="5" table:style-name="ce48"/>
          <table:covered-table-cell table:style-name="ce52"/>
          <table:table-cell table:number-columns-repeated="1014"/>
        </table:table-row>
        <table:table-row table:style-name="ro1">
          <table:table-cell table:number-columns-repeated="3"/>
          <table:covered-table-cell table:style-name="ce44"/>
          <table:covered-table-cell table:number-columns-repeated="5" table:style-name="ce48"/>
          <table:covered-table-cell table:style-name="ce52"/>
          <table:table-cell table:number-columns-repeated="1014"/>
        </table:table-row>
        <table:table-row table:style-name="ro1">
          <table:table-cell table:number-columns-repeated="3"/>
          <table:covered-table-cell table:style-name="ce44"/>
          <table:covered-table-cell table:number-columns-repeated="5" table:style-name="ce48"/>
          <table:covered-table-cell table:style-name="ce52"/>
          <table:table-cell table:number-columns-repeated="1014"/>
        </table:table-row>
        <table:table-row table:style-name="ro1">
          <table:table-cell table:number-columns-repeated="3"/>
          <table:covered-table-cell table:style-name="ce44"/>
          <table:covered-table-cell table:number-columns-repeated="5" table:style-name="ce48"/>
          <table:covered-table-cell table:style-name="ce52"/>
          <table:table-cell table:number-columns-repeated="1014"/>
        </table:table-row>
        <table:table-row table:style-name="ro1">
          <table:table-cell table:number-columns-repeated="3"/>
          <table:covered-table-cell table:style-name="ce44"/>
          <table:covered-table-cell table:number-columns-repeated="5" table:style-name="ce48"/>
          <table:covered-table-cell table:style-name="ce52"/>
          <table:table-cell table:number-columns-repeated="1014"/>
        </table:table-row>
        <table:table-row table:style-name="ro1">
          <table:table-cell table:number-columns-repeated="3"/>
          <table:covered-table-cell table:style-name="ce44"/>
          <table:covered-table-cell table:number-columns-repeated="5" table:style-name="ce48"/>
          <table:covered-table-cell table:style-name="ce52"/>
          <table:table-cell table:number-columns-repeated="1014"/>
        </table:table-row>
        <table:table-row table:style-name="ro1">
          <table:table-cell table:number-columns-repeated="3"/>
          <table:covered-table-cell table:style-name="ce44"/>
          <table:covered-table-cell table:number-columns-repeated="5" table:style-name="ce48"/>
          <table:covered-table-cell table:style-name="ce52"/>
          <table:table-cell table:number-columns-repeated="1014"/>
        </table:table-row>
        <table:table-row table:style-name="ro1">
          <table:table-cell table:number-columns-repeated="3"/>
          <table:covered-table-cell table:style-name="ce44"/>
          <table:covered-table-cell table:number-columns-repeated="5" table:style-name="ce48"/>
          <table:covered-table-cell table:style-name="ce52"/>
          <table:table-cell table:number-columns-repeated="1014"/>
        </table:table-row>
        <table:table-row table:style-name="ro1">
          <table:table-cell table:number-columns-repeated="3"/>
          <table:covered-table-cell table:style-name="ce44"/>
          <table:covered-table-cell table:number-columns-repeated="5" table:style-name="ce48"/>
          <table:covered-table-cell table:style-name="ce52"/>
          <table:table-cell table:number-columns-repeated="1014"/>
        </table:table-row>
        <table:table-row table:style-name="ro1">
          <table:table-cell table:number-columns-repeated="3"/>
          <table:covered-table-cell table:style-name="ce44"/>
          <table:covered-table-cell table:number-columns-repeated="5" table:style-name="ce48"/>
          <table:covered-table-cell table:style-name="ce52"/>
          <table:table-cell table:number-columns-repeated="1014"/>
        </table:table-row>
        <table:table-row table:style-name="ro1">
          <table:table-cell table:number-columns-repeated="3"/>
          <table:covered-table-cell table:style-name="ce44"/>
          <table:covered-table-cell table:number-columns-repeated="5" table:style-name="ce48"/>
          <table:covered-table-cell table:style-name="ce52"/>
          <table:table-cell table:number-columns-repeated="1014"/>
        </table:table-row>
        <table:table-row table:style-name="ro1">
          <table:table-cell table:number-columns-repeated="3"/>
          <table:covered-table-cell table:style-name="ce44"/>
          <table:covered-table-cell table:number-columns-repeated="5" table:style-name="ce48"/>
          <table:covered-table-cell table:style-name="ce52"/>
          <table:table-cell table:number-columns-repeated="1014"/>
        </table:table-row>
        <table:table-row table:style-name="ro1">
          <table:table-cell table:number-columns-repeated="3"/>
          <table:covered-table-cell table:style-name="ce44"/>
          <table:covered-table-cell table:number-columns-repeated="5" table:style-name="ce48"/>
          <table:covered-table-cell table:style-name="ce52"/>
          <table:table-cell table:number-columns-repeated="1014"/>
        </table:table-row>
        <table:table-row table:style-name="ro1">
          <table:table-cell table:number-columns-repeated="3"/>
          <table:covered-table-cell table:style-name="ce44"/>
          <table:covered-table-cell table:number-columns-repeated="5" table:style-name="ce48"/>
          <table:covered-table-cell table:style-name="ce52"/>
          <table:table-cell table:number-columns-repeated="1014"/>
        </table:table-row>
        <table:table-row table:style-name="ro1">
          <table:table-cell table:number-columns-repeated="3"/>
          <table:covered-table-cell table:style-name="ce45"/>
          <table:covered-table-cell table:number-columns-repeated="5" table:style-name="ce49"/>
          <table:covered-table-cell table:style-name="ce53"/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ssignment Groups ( Existing )" table:style-name="ta6" table:print="false">
        <table:table-column table:style-name="co4" table:number-columns-repeated="11" table:default-cell-style-name="Excel_20_Built-in_20_Normal"/>
        <table:table-column table:style-name="co3" table:default-cell-style-name="Excel_20_Built-in_20_Normal"/>
        <table:table-column table:style-name="co4" table:number-columns-repeated="1012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42" office:value-type="string" table:number-columns-spanned="8" table:number-rows-spanned="1">
            <text:p>Assignment Groups - Existing ( Subject to Change )</text:p>
          </table:table-cell>
          <table:covered-table-cell table:number-columns-repeated="6" table:style-name="ce46"/>
          <table:covered-table-cell table:style-name="ce50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3" office:value-type="string" table:number-columns-spanned="8" table:number-rows-spanned="7">
            <text:p>PAR-TSS-HelpDesk-Intake <text:s/>- TSS Helpdesk intake queue</text:p>
            <text:p>PAR-TSS-Commerce-L1 <text:s/>- TSS Commerce L1 Queue</text:p>
            <text:p>PAR-TSS-B2B-L2 <text:s/>- TSS L2 Support</text:p>
            <text:p>APP-B2C-Support - Application Support ( Circulation Adjustments Portal )</text:p>
            <text:p>TOP-SSV-User Lifecycle Services <text:s/>- for AD Team ( adding RD web access ) and G3 GUI Icon issues </text:p>
            <text:p>EIS-INF-Server - RDP Slowness and Data loss issue for entire iSeries team</text:p>
            <text:p>TOP-COL-O365 Escalation Support <text:s/>- <text:s/>For adding users in any DL</text:p>
            <text:p>PAR-EIS-Networking <text:s/>- <text:s/>Network Issues in AS400 or IBM i</text:p>
            <text:p>APP-B2B-Support <text:s/>- <text:s/>for <text:s/>Access Client Solutions Issues</text:p>
            <text:p>EIS-INF-Engineering <text:s/>- issue with connecting to remote desktop in G3 GUI for btoh G3 GUI and Genesys Connections.</text:p>
          </table:table-cell>
          <table:covered-table-cell table:number-columns-repeated="6" table:style-name="ce47"/>
          <table:covered-table-cell table:style-name="ce51"/>
          <table:table-cell table:number-columns-repeated="1015"/>
        </table:table-row>
        <table:table-row table:style-name="ro1">
          <table:table-cell/>
          <table:covered-table-cell table:style-name="ce44"/>
          <table:covered-table-cell table:number-columns-repeated="6" table:style-name="ce48"/>
          <table:covered-table-cell table:style-name="ce52"/>
          <table:table-cell table:number-columns-repeated="1015"/>
        </table:table-row>
        <table:table-row table:style-name="ro1">
          <table:table-cell/>
          <table:covered-table-cell table:style-name="ce44"/>
          <table:covered-table-cell table:number-columns-repeated="6" table:style-name="ce48"/>
          <table:covered-table-cell table:style-name="ce52"/>
          <table:table-cell table:number-columns-repeated="1015"/>
        </table:table-row>
        <table:table-row table:style-name="ro1">
          <table:table-cell/>
          <table:covered-table-cell table:style-name="ce44"/>
          <table:covered-table-cell table:number-columns-repeated="6" table:style-name="ce48"/>
          <table:covered-table-cell table:style-name="ce52"/>
          <table:table-cell table:number-columns-repeated="1015"/>
        </table:table-row>
        <table:table-row table:style-name="ro1">
          <table:table-cell/>
          <table:covered-table-cell table:style-name="ce44"/>
          <table:covered-table-cell table:number-columns-repeated="6" table:style-name="ce48"/>
          <table:covered-table-cell table:style-name="ce52"/>
          <table:table-cell table:number-columns-repeated="1015"/>
        </table:table-row>
        <table:table-row table:style-name="ro1">
          <table:table-cell/>
          <table:covered-table-cell table:style-name="ce44"/>
          <table:covered-table-cell table:number-columns-repeated="6" table:style-name="ce48"/>
          <table:covered-table-cell table:style-name="ce52"/>
          <table:table-cell table:number-columns-repeated="1015"/>
        </table:table-row>
        <table:table-row table:style-name="ro5">
          <table:table-cell/>
          <table:covered-table-cell table:style-name="ce45"/>
          <table:covered-table-cell table:number-columns-repeated="6" table:style-name="ce49"/>
          <table:covered-table-cell table:style-name="ce53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'G3 GUI'.B2:'G3 GUI'.B86"/>
        <table:database-range table:name="Table1" table:target-range-address="'G3 GUI'.C3:'G3 GUI'.C83"/>
        <table:database-range table:name="Table2" table:target-range-address="'Circulation Adjustments '.A2:'Circulation Adjustments '.B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Excel_20_Built-in_20_Normal">
      <style:table-cell-properties fo:background-color="#ffd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Excel_20_Built-in_20_Normal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5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0">20/04/2023</text:date>, <text:time>21:0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nesys" style:display-name="PageStyle_Genesy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3_20_GUI" style:display-name="PageStyle_G3 GU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irculation_20_Adjustments_20_" style:display-name="PageStyle_Circulation Adjustments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AT" style:display-name="PageStyle_AS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KS" style:display-name="PageStyle_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signment_20_Groups_20__28__20_Existing_20__29_" style:display-name="PageStyle_Assignment Groups ( Existing 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667" meta:object-count="463"/>
    <meta:generator>OpenOffice/4.1.7$Win32 OpenOffice.org_project/417m1$Build-9800</meta:generator>
  </office:meta>
</office:document-meta>
</file>